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Verdana" svg:font-family="Verdana"/>
    <style:font-face style:name="Lucida Sans Unicode" svg:font-family="'Lucida Sans Unicode'" style:font-pitch="variable"/>
    <style:font-face style:name="Tahoma" svg:font-family="Tahoma" style:font-pitch="variable"/>
    <style:font-face style:name="Trebuchet MS" svg:font-family="'Trebuchet MS'" style:font-family-generic="swiss"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8cm" style:type="right" style:leader-style="dotted" style:leader-text="."/>
        </style:tab-stops>
      </style:paragraph-properties>
    </style:style>
    <style:style style:name="P3" style:family="paragraph" style:parent-style-name="Contents_20_2">
      <style:paragraph-properties>
        <style:tab-stops>
          <style:tab-stop style:position="17.501cm" style:type="right" style:leader-style="dotted" style:leader-text="."/>
        </style:tab-stops>
      </style:paragraph-properties>
    </style:style>
    <style:style style:name="P4" style:family="paragraph" style:parent-style-name="Contents_20_3">
      <style:paragraph-properties>
        <style:tab-stops>
          <style:tab-stop style:position="17.002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2" style:master-page-name="">
      <style:paragraph-properties fo:margin-top="0cm" fo:margin-bottom="0.3cm" fo:background-color="transparent" fo:padding="0cm" fo:border="none" style:shadow="none">
        <style:background-image/>
      </style:paragraph-properties>
    </style:style>
    <style:style style:name="P7" style:family="paragraph" style:parent-style-name="Text_20_body">
      <style:text-properties style:font-name="Trebuchet MS"/>
    </style:style>
    <style:style style:name="P8" style:family="paragraph" style:parent-style-name="Text_20_body">
      <style:paragraph-properties fo:margin-left="0cm" fo:margin-right="0cm" fo:margin-top="0cm" fo:margin-bottom="0cm" fo:text-indent="0cm" style:auto-text-indent="false" fo:background-color="transparent">
        <style:tab-stops>
          <style:tab-stop style:position="0cm"/>
          <style:tab-stop style:position="4.604cm"/>
        </style:tab-stops>
        <style:background-image/>
      </style:paragraph-properties>
    </style:style>
    <style:style style:name="P9" style:family="paragraph" style:parent-style-name="Heading_20_3">
      <style:text-properties style:font-name="Trebuchet MS"/>
    </style:style>
    <style:style style:name="P10" style:family="paragraph" style:parent-style-name="Heading_20_1">
      <style:paragraph-properties fo:break-before="page"/>
      <style:text-properties style:font-name="Trebuchet MS" fo:font-size="20pt" style:font-size-asian="20pt" style:font-size-complex="20pt"/>
    </style:style>
    <style:style style:name="P11" style:family="paragraph" style:parent-style-name="Heading_20_3">
      <style:text-properties fo:color="#000080" fo:font-size="12pt" fo:font-weight="bold" style:font-size-asian="12pt" style:font-weight-asian="bold" style:font-size-complex="12pt" style:font-weight-complex="bold"/>
    </style:style>
    <style:style style:name="P12" style:family="paragraph" style:parent-style-name="Heading_20_3">
      <style:text-properties fo:color="#000080" fo:font-size="12pt" fo:font-weight="bold" style:font-name-asian="Arial" style:font-size-asian="12pt" style:font-weight-asian="bold" style:font-name-complex="Arial" style:font-size-complex="12pt" style:font-weight-complex="bold"/>
    </style:style>
    <style:style style:name="P13" style:family="paragraph" style:parent-style-name="Heading_20_3">
      <style:text-properties style:font-name-asian="Arial" style:font-name-complex="Arial"/>
    </style:style>
    <style:style style:name="P14" style:family="paragraph" style:parent-style-name="Text_20_body">
      <style:text-properties fo:font-size="10pt" style:font-size-asian="10pt" style:font-size-complex="10pt"/>
    </style:style>
    <style:style style:name="P15" style:family="paragraph" style:parent-style-name="Heading_20_2">
      <style:text-properties style:font-name="Trebuchet MS"/>
    </style:style>
    <style:style style:name="P16" style:family="paragraph" style:parent-style-name="Standard">
      <style:paragraph-properties fo:margin-top="0cm" fo:margin-bottom="0cm">
        <style:tab-stops>
          <style:tab-stop style:position="4.683cm"/>
          <style:tab-stop style:position="7.99cm"/>
        </style:tab-stops>
      </style:paragraph-properties>
      <style:text-properties style:font-name="Trebuchet MS"/>
    </style:style>
    <style:style style:name="P17" style:family="paragraph" style:parent-style-name="Text_20_body" style:list-style-name="L2">
      <style:paragraph-properties fo:margin-top="0cm" fo:margin-bottom="0cm"/>
    </style:style>
    <style:style style:name="P18" style:family="paragraph" style:parent-style-name="Text_20_body" style:list-style-name="L2"/>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normal" style:font-style-asian="normal" style:font-style-complex="normal"/>
    </style:style>
    <style:style style:name="P21" style:family="paragraph" style:parent-style-name="Text_20_body" style:list-style-name="L3">
      <style:paragraph-properties fo:margin-top="0cm" fo:margin-bottom="0cm">
        <style:tab-stops>
          <style:tab-stop style:position="4.683cm"/>
          <style:tab-stop style:position="7.99cm"/>
        </style:tab-stops>
      </style:paragraph-properties>
      <style:text-properties style:font-name="Trebuchet MS"/>
    </style:style>
    <style:style style:name="P22" style:family="paragraph" style:parent-style-name="Text_20_body" style:list-style-name="L3">
      <style:paragraph-properties fo:margin-top="0cm" fo:margin-bottom="0.3cm">
        <style:tab-stops>
          <style:tab-stop style:position="4.683cm"/>
          <style:tab-stop style:position="7.99cm"/>
        </style:tab-stops>
      </style:paragraph-properties>
      <style:text-properties style:font-name="Trebuchet MS"/>
    </style:style>
    <style:style style:name="P23" style:family="paragraph" style:parent-style-name="Text_20_body" style:list-style-name="L4">
      <style:paragraph-properties fo:margin-left="0cm" fo:margin-right="0cm" fo:margin-top="0cm" fo:margin-bottom="0cm" fo:text-indent="0cm" style:auto-text-indent="false"/>
    </style:style>
    <style:style style:name="T1" style:family="text">
      <style:text-properties style:font-name="Trebuchet MS"/>
    </style:style>
    <style:style style:name="T2" style:family="text">
      <style:text-properties style:use-window-font-color="true" style:font-name="Trebuchet MS" fo:font-size="10pt" fo:font-weight="normal" style:font-name-asian="Arial" style:font-size-asian="10pt" style:font-weight-asian="normal" style:font-name-complex="Arial" style:font-size-complex="10pt" style:font-weight-complex="normal"/>
    </style:style>
    <style:style style:name="Sect1"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2" style:family="section">
      <style:section-properties style:editable="false">
        <style:columns fo:column-count="2" fo:column-gap="0.399cm">
          <style:column style:rel-width="2494*" fo:start-indent="0cm" fo:end-indent="0.199cm"/>
          <style:column style:rel-width="2495*" fo:start-indent="0.199cm" fo:end-indent="0cm"/>
        </style:columns>
      </style:section-properties>
    </style:style>
    <style:style style:name="Sect3"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p text:style-name="Standard"/>
        <text:table-of-content text:style-name="Sect2"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1">Inhaltsverzeichnis</text:p>
            </text:index-title>
            <text:p text:style-name="P2">Geographie<text:tab/>4</text:p>
            <text:p text:style-name="P3">Kontinente<text:tab/>4</text:p>
            <text:p text:style-name="P4">Alemans<text:tab/>4</text:p>
            <text:p text:style-name="P4">Alkmania<text:tab/>4</text:p>
            <text:p text:style-name="P4">Ashman<text:tab/>4</text:p>
            <text:p text:style-name="P4">Autsania<text:tab/>4</text:p>
            <text:p text:style-name="P4">Entropia<text:tab/>4</text:p>
            <text:p text:style-name="P4">Jasmien<text:tab/>4</text:p>
            <text:p text:style-name="P4">Karant<text:tab/>4</text:p>
            <text:p text:style-name="P4">Pflipipos<text:tab/>4</text:p>
            <text:p text:style-name="P3">Tierwelt<text:tab/>4</text:p>
            <text:p text:style-name="P3">Besonderheiten<text:tab/>4</text:p>
            <text:p text:style-name="P4">Dead men walking<text:tab/>4</text:p>
            <text:p text:style-name="P4">Hexenkessel<text:tab/>4</text:p>
            <text:p text:style-name="P4">Gottesfinger<text:tab/>4</text:p>
            <text:p text:style-name="P4">Barrierywoods<text:tab/>4</text:p>
            <text:p text:style-name="P4">Turtle's Head<text:tab/>5</text:p>
            <text:p text:style-name="P4">Grat Gottes<text:tab/>5</text:p>
            <text:p text:style-name="P4">Reedywoods<text:tab/>5</text:p>
            <text:p text:style-name="P4">Silverplains<text:tab/>5</text:p>
            <text:p text:style-name="P2">Leben in Revelation<text:tab/>6</text:p>
            <text:p text:style-name="P3">Kulturblöcke<text:tab/>6</text:p>
            <text:p text:style-name="P4">Alemans, die "Alemanier"<text:tab/>6</text:p>
            <text:p text:style-name="P4">Alkmania, die "Alkmanier"<text:tab/>6</text:p>
            <text:p text:style-name="P4">Ashman, die "Ashmanier"<text:tab/>6</text:p>
            <text:p text:style-name="P4">Autsania, die "Autsies"<text:tab/>6</text:p>
            <text:p text:style-name="P4">Entropia, die "Entropianer"<text:tab/>6</text:p>
            <text:p text:style-name="P4">Jasmien, die "Jasmanier"<text:tab/>6</text:p>
            <text:p text:style-name="P4">Karant, die "Karanti" <text:tab/>6</text:p>
            <text:p text:style-name="P4">Pflipipos, die "Pflipier"<text:tab/>6</text:p>
            <text:p text:style-name="P4">Ringsee, die "Ringgeister"<text:tab/>6</text:p>
            <text:p text:style-name="P2">Technologische Entwicklung<text:tab/>7</text:p>
            <text:p text:style-name="P3">Techlevels im Allgemeinen<text:tab/>7</text:p>
            <text:p text:style-name="P4">TL0: Steinzeit<text:tab/>7</text:p>
            <text:p text:style-name="P4">TL1: Bronzezeit<text:tab/>7</text:p>
            <text:p text:style-name="P4">TL2: Eisenzeit, gegen 1.200 v.Chr.<text:tab/>7</text:p>
            <text:p text:style-name="P4">TL3: Mittelalter, gegen 600 n.Chr. <text:tab/>7</text:p>
            <text:p text:style-name="P4">TL4: gegen 1450 n.Chr.<text:tab/>7</text:p>
            <text:p text:style-name="P4">TL5: gegen 1700 n.Chr.<text:tab/>7</text:p>
            <text:p text:style-name="P4">TL6: gegen 1900 n.Chr<text:tab/>7</text:p>
            <text:p text:style-name="P3">Techlevels im Speziellen<text:tab/>7</text:p>
            <text:p text:style-name="P4">Materialen<text:tab/>7</text:p>
            <text:p text:style-name="P4">Waffen<text:tab/>7</text:p>
            <text:p text:style-name="P4">Rüstung<text:tab/>7</text:p>
            <text:p text:style-name="P4">Medizin<text:tab/>7</text:p>
            <text:p text:style-name="P4">Infrastruktur<text:tab/>7</text:p>
            <text:p text:style-name="P4">Energie<text:tab/>7</text:p>
            <text:p text:style-name="P4">Seefahrt<text:tab/>7</text:p>
            <text:p text:style-name="P3">Technologische Stagnation<text:tab/>7</text:p>
            <text:p text:style-name="P4">Die Gilde und Technik<text:tab/>7</text:p>
            <text:p text:style-name="P4">Technologische Unterdrückung<text:tab/>8</text:p>
            <text:p text:style-name="P4">Der Technokrieg<text:tab/>8</text:p>
            <text:p text:style-name="P2">Religion<text:tab/>9</text:p>
            <text:p text:style-name="P2">Magie<text:tab/>10</text:p>
            <text:p text:style-name="P3">Magie in der Bevölkerung<text:tab/>10</text:p>
            <text:p text:style-name="P4">Magery<text:tab/>10</text:p>
            <text:p text:style-name="P4">Verteilung<text:tab/>10</text:p>
            <text:p text:style-name="P3">Funktionsweise der Magie<text:tab/>10</text:p>
            <text:p text:style-name="P4">Magery<text:tab/>10</text:p>
            <text:p text:style-name="P4">Sprüche sind Skills<text:tab/>10</text:p>
            <text:p text:style-name="P4">Energiekosten<text:tab/>10</text:p>
            <text:p text:style-name="P4">Spell-Listen<text:tab/>10</text:p>
            <text:p text:style-name="P3">Bereiche der Magie<text:tab/>10</text:p>
            <text:p text:style-name="P4">Erschaffungmagie<text:tab/>10</text:p>
            <text:p text:style-name="P4">Heilmagie<text:tab/>11</text:p>
            <text:p text:style-name="P4">Kontrollmagie<text:tab/>11</text:p>
            <text:p text:style-name="P4">Wissensmagie<text:tab/>11</text:p>
            <text:p text:style-name="P4">Illusionsmagie<text:tab/>11</text:p>
            <text:p text:style-name="P4">Entchantment, Herstellung von magischen Gegenständen<text:tab/>11</text:p>
            <text:p text:style-name="P4">GURPS Colleges<text:tab/>11</text:p>
            <text:p text:style-name="P3">Impact der Magie auf das tägliche Leben<text:tab/>12</text:p>
            <text:p text:style-name="P4">Magische Bauten und Infrastruktur<text:tab/>12</text:p>
            <text:p text:style-name="P4">Städte<text:tab/>12</text:p>
            <text:p text:style-name="P4">Landwirtschaft<text:tab/>12</text:p>
            <text:p text:style-name="P4">Soziales<text:tab/>13</text:p>
            <text:p text:style-name="P4">Waffen und Rüstungen, Erschaffungsmagie<text:tab/>13</text:p>
            <text:p text:style-name="P2">Kriegshandwerk<text:tab/>14</text:p>
            <text:p text:style-name="P3">Kriegsgründe<text:tab/>14</text:p>
            <text:p text:style-name="P3">Führen eines Krieges<text:tab/>14</text:p>
            <text:p text:style-name="P2">Organisationen<text:tab/>14</text:p>
            <text:p text:style-name="P3">Magiergilde<text:tab/>14</text:p>
            <text:p text:style-name="P4">Registrierung der Magier<text:tab/>14</text:p>
            <text:p text:style-name="P4">Freimagier<text:tab/>14</text:p>
            <text:p text:style-name="P4">Rechtliche Stellung der Gilde<text:tab/>14</text:p>
            <text:p text:style-name="P4">Politische Ziele der Gilde<text:tab/>15</text:p>
            <text:p text:style-name="P4">Teleportationsservice<text:tab/>15</text:p>
            <text:p text:style-name="P4">Ansehen eines Magiers in der Gesellschaft<text:tab/>15</text:p>
            <text:p text:style-name="P3">Händlergilde<text:tab/>15</text:p>
            <text:p text:style-name="P3">Gelehrtengilde<text:tab/>15</text:p>
            <text:p text:style-name="P3">Religiöuse Orden<text:tab/>15</text:p>
            <text:p text:style-name="P4">Ritterorden<text:tab/>15</text:p>
            <text:p text:style-name="P4">Mönchsorden<text:tab/>15</text:p>
            <text:p text:style-name="P3">Söldnergilde<text:tab/>15</text:p>
            <text:p text:style-name="P3">Das organisierte Verbrechen<text:tab/>15</text:p>
            <text:p text:style-name="P3">Die Spielergilde<text:tab/>15</text:p>
            <text:p text:style-name="P4">Das Spiel<text:tab/>16</text:p>
            <text:p text:style-name="P4">Qualifikations-Turniere<text:tab/>16</text:p>
            <text:p text:style-name="P4">Das Jahresspiel<text:tab/>16</text:p>
            <text:p text:style-name="P4">Was wenn mal einer gewinnt?<text:tab/>16</text:p>
            <text:p text:style-name="P3">Die Rechtsprecher<text:tab/>16</text:p>
            <text:p text:style-name="P3">Bewaffnete Orden<text:tab/>16</text:p>
            <text:p text:style-name="P2">Reiche und Staaten<text:tab/>17</text:p>
            <text:p text:style-name="P2">Die KONTROLLE und das MANIFEST<text:tab/>17</text:p>
            <text:p text:style-name="P3">Die KONTROLLE<text:tab/>17</text:p>
            <text:p text:style-name="P4">Ursprung der KONTROLLE<text:tab/>17</text:p>
            <text:p text:style-name="P4">Verhaltenskodex, das MANIFEST<text:tab/>17</text:p>
            <text:p text:style-name="P4">Wenn man gegen das MANIFEST verstößt<text:tab/>17</text:p>
            <text:p text:style-name="P3">Das MANIFEST<text:tab/>17</text:p>
            <text:p text:style-name="P2">Unsdorf<text:tab/>19</text:p>
            <text:p text:style-name="P3">Wirtschaft<text:tab/>19</text:p>
            <text:p text:style-name="P4">Magie<text:tab/>19</text:p>
            <text:p text:style-name="P4">Landwirtschaft<text:tab/>19</text:p>
            <text:p text:style-name="P4">Eisen und Stahl<text:tab/>19</text:p>
            <text:p text:style-name="P3">Der Ältestenrat<text:tab/>19</text:p>
            <text:p text:style-name="P4">Ralph Rheinhard "Draco" Grappelli<text:tab/>19</text:p>
            <text:p text:style-name="P4">Ismet Bajramovic<text:tab/>19</text:p>
            <text:p text:style-name="P4">Otto Mueller<text:tab/>19</text:p>
            <text:p text:style-name="P4">Serge Poliakoff <text:tab/>19</text:p>
            <text:p text:style-name="P4">Mica Popovic<text:tab/>19</text:p>
            <text:p text:style-name="P3">Die fünf Herrscherfamilien<text:tab/>19</text:p>
            <text:p text:style-name="P4">Grappelli<text:tab/>19</text:p>
            <text:p text:style-name="P4">Bajramovic<text:tab/>19</text:p>
            <text:p text:style-name="P4">Mueller<text:tab/>19</text:p>
            <text:p text:style-name="P4">Poliakoff <text:tab/>19</text:p>
            <text:p text:style-name="P4">Popovic<text:tab/>19</text:p>
            <text:p text:style-name="P3">Wichtige Personen in Unsdorf<text:tab/>19</text:p>
            <text:p text:style-name="P4">Kanyak<text:tab/>19</text:p>
            <text:p text:style-name="P4">Bari Karoly<text:tab/>19</text:p>
            <text:p text:style-name="P4">Dusan Jovanovic<text:tab/>19</text:p>
            <text:p text:style-name="P4">Nikola Dzafo<text:tab/>19</text:p>
            <text:p text:style-name="P4">Bruno Morel<text:tab/>20</text:p>
            <text:p text:style-name="P4">José Menese<text:tab/>20</text:p>
            <text:p text:style-name="P4">Camarón de la Isla<text:tab/>20</text:p>
            <text:p text:style-name="P4">Dimitri Taikon Baltazaar<text:tab/>20</text:p>
            <text:p text:style-name="P2">Figuren<text:tab/>21</text:p>
            <text:p text:style-name="P3">Eure Herkunft<text:tab/>21</text:p>
            <text:p text:style-name="P3">Rahmenbedingungen für Eure Figuren<text:tab/>21</text:p>
            <text:p text:style-name="P4">Basispunkte<text:tab/>21</text:p>
            <text:p text:style-name="P4">Disadvantages und Quirks<text:tab/>21</text:p>
            <text:p text:style-name="P4">Advantages<text:tab/>21</text:p>
            <text:p text:style-name="P4">Ausrüstung<text:tab/>21</text:p>
            <text:p text:style-name="P4">Empfehlungen<text:tab/>21</text:p>
            <text:p text:style-name="P3">Spirituelle Attribute<text:tab/>21</text:p>
            <text:p text:style-name="P4">Glaube / Überzeugung<text:tab/>21</text:p>
            <text:p text:style-name="P4">Gewissen<text:tab/>21</text:p>
            <text:p text:style-name="P4">Schicksal / Vorhersehung<text:tab/>21</text:p>
            <text:p text:style-name="P4">Antrieb / Motivation<text:tab/>22</text:p>
            <text:p text:style-name="P4">Passion / Liebe<text:tab/>22</text:p>
            <text:p text:style-name="P4">Auswirkungen<text:tab/>22</text:p>
            <text:p text:style-name="P4">Kosten der Spirituellen Attribute<text:tab/>22</text:p>
            <text:p text:style-name="P2">Anhang<text:tab/>23</text:p>
            <text:p text:style-name="P3">Harte Disadvantages<text:tab/>23</text:p>
            <text:p text:style-name="P3">Weiche Disadvantages<text:tab/>23</text:p>
          </text:index-body>
        </text:table-of-content>
        <text:p text:style-name="Standard"/>
        <text:h text:style-name="P5" text:outline-level="1">Geographie</text:h>
        <text:h text:style-name="P6" text:outline-level="2">Kontinente</text:h>
        <text:p text:style-name="Text_20_body">Die Welt Revelation besteht aus einem großen Kontinent und drei weiteren kleinen Kontinenten. </text:p>
        <text:p text:style-name="Text_20_body">Der Hauptkontinent der wie die Welt selbst auch Revelation genannt wird, besteht aus vier Teilkontinenten Autsania im Süden, Ashman im Westen, Alemans im Osten und Alkmania im Norden.</text:p>
        <text:h text:style-name="Heading_20_3" text:outline-level="3">Alemans</text:h>
        <text:p text:style-name="Text_20_body">Alemans ist der zentrale Teil des großen Kontinents, der die Welt Revelation bedeckt. Im Norden endet Alemans am Massivgebirge Soutmania. Im Süden bilden die Gebirge Anulimons und Digiti die Grenzen. Im Westen wird dieser Teilkontinent vom Westmania-Gebirge begrenzt, im Südwesten vom Conexiomassiv. </text:p>
        <text:h text:style-name="Heading_20_3" text:outline-level="3">Alkmania</text:h>
        <text:p text:style-name="Text_20_body">Alkmania ist der nordöstliche Teil des Hauptkontinents im Westen begrenzt die beiden Gebirgszüge <text:s/>Grandisfrateri und Fraterie.</text:p>
        <text:h text:style-name="Heading_20_3" text:outline-level="3">Ashman</text:h>
        <text:p text:style-name="Text_20_body">Ashman liegt westlich von Alemans. Im Süden begrenzt durch die Ringsee und im Nordosten bilden die beiden Gebirgszüge Grandisfrateri und Fraterie die Grenzen zu Alkmania</text:p>
        <text:h text:style-name="Heading_20_3" text:outline-level="3">Autsania</text:h>
        <text:p text:style-name="Text_20_body">Autsania ist der südöstliche Teil des Hauptkontients im Westen begrenzt durch das Gebirgsmassiv Digiti und die Ebenen des Dead men walking.</text:p>
        <text:h text:style-name="Heading_20_3" text:outline-level="3">Entropia</text:h>
        <text:p text:style-name="Text_20_body">Entropia ist der größte Einzelkontinent neben Jasmien und Karant hoch oben im Norden gelegen.</text:p>
        <text:h text:style-name="Heading_20_3" text:outline-level="3">Jasmien</text:h>
        <text:p text:style-name="Text_20_body">Jasmien ist ein Kontient, der Australien der Erde ähnelt. Im Nordosten wird der Kontinent durch die Gebirgsmassive Crudele und Finis begrenzt. Die Süd- und die Ostküste sind die einzige Möglichkeit den Kontinet zu erreichen.</text:p>
        <text:h text:style-name="Heading_20_3" text:outline-level="3">Karant</text:h>
        <text:p text:style-name="Text_20_body">Karant ist streng genommen kein Kontinent, sondern eine Insel. Aufgrund der Größe wird sie aber als Kontinent gehandelt, eine Gemeinsamkeit mit dem Kontinent Jasmien. </text:p>
        <text:p text:style-name="Text_20_body">Im Westen wird Karant durch das Gebirgsmassiv Karak vom Meer getrennt. Der Kontinent kann nur vom Osten her erreicht werden, da nur die Ostküste ausreichend Raum für Häfen bietet.</text:p>
        <text:h text:style-name="Heading_20_3" text:outline-level="3">Pflipipos</text:h>
        <text:p text:style-name="Text_20_body">Der "Kontinent" Pflipipos ist eine Sammlung von einigen wenigen größeren Inseln und hunderten kleinerer Inseln. Pflipipos endet im Norden vor Jasmien und im Nordwesten an Karant und Autsania. </text:p>
        <text:h text:style-name="Heading_20_2" text:outline-level="2">Tierwelt</text:h>
        <text:p text:style-name="Text_20_body">Die Tierwelt ist ähnlich wie auf der Erde, allerdings gibt es einige Tierarten, die etwas intelligenter sind, als man es von einem Tier erwarten dürfte und die einem Menschen durchaus sehr gefährlich werden können. Es gibt daher einige Stellen in Revelation, von denen man sich als Mensch besser fernhält.</text:p>
        <text:p text:style-name="Text_20_body">Für den ambitionierten Helden gibt es also zwar keinen Ork zum Verprügeln, man wird aber hier schon durchaus Ersatz finden. Denn nicht jedes Tier, das einem über den Weg läuft, ist automaisch putzig und süß und lässt sich gerne streicheln.</text:p>
        <text:h text:style-name="Heading_20_2" text:outline-level="2">Besonderheiten</text:h>
        <text:h text:style-name="Heading_20_3" text:outline-level="3">Dead men walking</text:h>
        <text:p text:style-name="Text_20_body">Dead men walking ist eine Hocheben gelegen auf dem Kontinent Alemans, die nicht besiedelt ist. Geprägt von etwas höheren Temparaturen und generell eher lebensfeindlichen Bedingungen ist dieser Ort auch nicht besonders geeignet zum Gründen von Siedlungen. </text:p>
        <text:p text:style-name="Text_20_body">Ort indem sich einige gefährliche Tiere bewegen.</text:p>
        <text:p text:style-name="Text_20_body">Name kommt von einer alten Legende, die besagt, das dort die Untoten leben.</text:p>
        <text:h text:style-name="Heading_20_3" text:outline-level="3">Hexenkessel</text:h>
        <text:p text:style-name="Text_20_body">Ort unangenehmer Biester.</text:p>
        <text:p text:style-name="Text_20_body">Man behauptet, dort leben Drachen, allerdings wurde in den letzten Jahrhunderten keiner mehr gesehen. Nicht besiedelt.</text:p>
        <text:p text:style-name="Text_20_body">Es gab aber vor tausenden von Jahren einige sehr mächtige Reiche, die allerdings in einem Krieg gegeneinander untergegangen sind. </text:p>
        <text:h text:style-name="Heading_20_3" text:outline-level="3">Gottesfinger</text:h>
        <text:p text:style-name="Text_20_body">Der höchste Berg der Welt mit annähernd 9km Höhe.</text:p>
        <text:h text:style-name="Heading_20_3" text:outline-level="3">Barrierywoods</text:h>
        <text:p text:style-name="Text_20_body">Ein Wald aus orangenfarbigen Bäumen, sehr dicht und besiedelt von allerei gefährlichen Getier. Der Wald heißt deswegen so, weil der Wald ein nur sehr schwer zu durchdringende Barriere zum Hexenkessel bildet, wobei auch niemand so dumm wäre, sich zum Hexenkessel durchschlagen zu wollen, denn dieser Ort ist auch nicht gerade gemütlich.</text:p>
        <text:p text:style-name="Text_20_body">Dieser Wald hat sich in den letzten Jahrhunderten stark vergrößert, so dass man mittlerweile den Hexenkessel nicht mehr erreichen kann, ohne dass man sich direkt durch den Wald kämpfen müßte. Man einer sagt, dass der Wald sich immer schneller Richtung Norden ausbreitet und irgendwann die ersten Siedlungen verschlingen wird.</text:p>
        <text:p text:style-name="Text_20_body">Es leben dort ebenfalls etliche Tiere, die in einem Menschen durchaus einen leckeren Happen sehen, bereits durchaus eine gewisse Intelligenz haben und daher nicht zu unterschätzen sind. In den letzten Jahrzehnten ist es bereits öfter vorgekommen, das diese Tiere die Barrierywoods verlassen und Siedlungen gefährdet und sogar angegriffen haben. Viele sind davon überzeugt, das dies mit dem Wachsen des Waldes irgendwas zu tun haben muss.</text:p>
        <text:h text:style-name="Heading_20_3" text:outline-level="3">Turtle's Head</text:h>
        <text:p text:style-name="Text_20_body">Eine Halbinsel, die von den Gebirgsausläufern des Norhmaniagebirges domiert wird. Spärlich besiedelt hat diese Insel die Form eines Schildkrötenkopfes. Turle's Head beherbergt einige kleine eigenständige Städte an der Küste, die in erster Linie von Piraterie leben.</text:p>
        <text:h text:style-name="Heading_20_3" text:outline-level="3">Grat Gottes</text:h>
        <text:p text:style-name="Text_20_body">Der Kontinent Revelation wird zentral von dem Gebirgsmassiv Mania dominiert, das so groß und gewaltig ist, das der Himalaya dagegen klein und zierlich ist. Das Massiv hat einen Durchmesser von über 10.000km und ist die Heimat von einigen 10.0000ern. Auffallend ist die Schlucht "Grat Gottes", die sich mitten durch das Gebirgsmassiv <text:s/>zieht, die stellenweise Steilwände aufweist, die einige Kilometer tief sind. Diese Schlucht erweckt den Eindruck, als hätte jemand das Massiv einfach "aufgeschnitten" und es gibt entsprechend viele Legenden und Geschichten, die sich mit der Entstehungsgeschichte dieser absolut ungewöhnlichen Schlucht befassen.</text:p>
        <text:p text:style-name="Text_20_body">Das Massiv selber ist nicht besiedelt, obwohl es stelleweise durchaus Hochebenen gibt, die für eine Besiedelung geeignet sind.</text:p>
        <text:h text:style-name="Heading_20_3" text:outline-level="3">Reedywoods</text:h>
        <text:p text:style-name="Text_20_body"/>
        <text:h text:style-name="Heading_20_3" text:outline-level="3">Silverplains</text:h>
        <text:p text:style-name="Text_20_body"/>
        <text:p text:style-name="Text_20_body"/>
        <text:h text:style-name="P5" text:outline-level="1">Leben in Revelation</text:h>
        <text:h text:style-name="Heading_20_2" text:outline-level="2">Kulturblöcke</text:h>
        <text:p text:style-name="Text_20_body"/>
        <text:h text:style-name="Heading_20_3" text:outline-level="3">Alemans, die "Alemanier"</text:h>
        <text:p text:style-name="Text_20_body">Die Alemanier sind eine europäisch geprägte Kultur. Die vorherrschende Rasse sind die Weißen, die dominate Religion ist das Christentum. </text:p>
        <text:p text:style-name="Text_20_body">Viele kleinere und mittlere Reiche, viele Städte.</text:p>
        <text:h text:style-name="Heading_20_3" text:outline-level="3">Alkmania, die "Alkmanier"</text:h>
        <text:p text:style-name="Text_20_body">Alkmania wird hauptäschlich von Asiaten bevölkert, die meist dem Hinduismus verpflichtet sind. </text:p>
        <text:h text:style-name="Heading_20_3" text:outline-level="3">Ashman, die "Ashmanier"</text:h>
        <text:p text:style-name="Text_20_body">Ashman ist im Süden bis hoch zum Traskia Gebirge europäisch geprägt, während der Norden von Ashman muslimisch geprägt ist.</text:p>
        <text:h text:style-name="Heading_20_3" text:outline-level="3">Autsania, die "Autsies"</text:h>
        <text:p text:style-name="Text_20_body">Autsania ist afrikanisch geprägt. Naturreligionen; hauptsächlich Nomandenstämme, Nordküste hat einige Städte</text:p>
        <text:h text:style-name="Heading_20_3" text:outline-level="3">Entropia, die "Entropianer"</text:h>
        <text:p text:style-name="Text_20_body">Asiatisch / Bhudistisch; weniger Städte, dafür mehr Reitervölker/Nomanden</text:p>
        <text:h text:style-name="Heading_20_3" text:outline-level="3">Jasmien, die "Jasmanier"</text:h>
        <text:p text:style-name="Text_20_body">Europäisch / Christlich</text:p>
        <text:h text:style-name="Heading_20_3" text:outline-level="3">Karant, die "Karanti" </text:h>
        <text:p text:style-name="Text_20_body">Die Karanti sind eine westlich geprägte Kultur. Die Karantie sind eine mustergültige Multikulti-Gesellschaft, das bedeutet, das alle Rassen gleichermassen vertreten sind. Die meisten Karanti sind Atheisten, Religionen spielen keinerlei Rolle.</text:p>
        <text:p text:style-name="Text_20_body">Karant ist der am besten entwickelte und am dichtesten besiedelte Kontinent überhaupt. Der Kontinent beherbergt nur einen einzige Nation, nämlich das "Imperium Karant". Man sagt, dass das Imperium Karant in allen Belangen das fortschrittlichste Reich ist, sozusagen die Supermacht des Planeten.</text:p>
        <text:p text:style-name="Text_20_body">Die Karanti sind extrem isolationistisch eingestellt, daher gibt es sogut wie keine Kontakte zu anderen Reichen und Kulturen, keinerlei Handel oder ähnliches. Wer es wagt Karant zu betreten und dort als Ausländer erkannt wird, der hat sehr gute Chancen nie wieder gesehen zu werden.</text:p>
        <text:h text:style-name="Heading_20_3" text:outline-level="3">Pflipipos, die "Pflipier"</text:h>
        <text:p text:style-name="Text_20_body">Indisch / Hinduistisch / Muslimisch</text:p>
        <text:p text:style-name="Text_20_body">Gute Seefahrer und Navigatoren</text:p>
        <text:h text:style-name="Heading_20_3" text:outline-level="3">Ringsee, die "Ringgeister"</text:h>
        <text:p text:style-name="Text_20_body">Die Ringsee ist die Heimat der Ringgeister. Die Ringsee selbst ist isoliert und schwer zugänglich. An sich ist Ringsee auch mehr ein Gebirge im Wasser, es gibt nur wenig Küstenstreifen, die Raum für Siedlungen bieten.</text:p>
        <text:p text:style-name="Text_20_body">Die Bewohner der Ringsee sind eine bunter Mischung aus allerei Kulturen, die ihr Leben hauptsächlich auf Schiffen verbringen. Abgesehen von den wenigen Dingen, die man den kargen Küsten abringen kann, leben die Ringgeister vorwiegend vom Fischfang. </text:p>
        <text:p text:style-name="Text_20_body">Ihren Namen haben die Bewohner der Ringsee erhalten, weil sie wie Geister gleich unerwartet auftauchen und wieder verschwinden. Da es keine bekannten Siedlungen oder gar Städte in der Ringsee gibt, kann man nur auf den Zufall hoffen, wenn man einen Ringgeist treffen will. Entsprechend gibt es nur wenig Kontakt der Ringgeister zu den anderen Reichen.</text:p>
        <text:p text:style-name="P7">Die Ringgeister sind Meister der Schifffahrt. Die besten und größten und haltbarsten Schiffe stammen aus der Ringsee, aber nur wenige Schiffe der Ringgeister kann man auch außerhalb der Ringsee antreffen. </text:p>
        <text:h text:style-name="P5" text:outline-level="1">Technologische Entwicklung</text:h>
        <text:p text:style-name="Text_20_body">Dieses Kapitel gibt einen kurzen Überblick über die technologische Entwicklung von Revelation.</text:p>
        <text:h text:style-name="Heading_20_2" text:outline-level="2">Techlevels im Allgemeinen</text:h>
        <text:p text:style-name="Text_20_body">Dieser Abschnitt schildert sehr kurz, wie die Technologie im allgemeinen in Techlevels (aus GURPS natürlich) eingeteilt ist und was man innerhalbt der einzelnen Techlevels erwarten kann.</text:p>
        <text:h text:style-name="Heading_20_3" text:outline-level="3">TL0: Steinzeit</text:h>
        <text:p text:style-name="Text_20_body">Naja, die Steinzeit halt. Selbst die primitivsten Völker haben das hinter sich.</text:p>
        <text:h text:style-name="Heading_20_3" text:outline-level="3">TL1: Bronzezeit</text:h>
        <text:p text:style-name="Text_20_body">Einige wenige Reiter- und Nomadenvölker haben diese Entwicklungsstufe noch gewählt, allerdings besitzen sie meist Waffen und Rüstungen höherer Tls, auch wenn sie diese selber nicht herstellen können.</text:p>
        <text:h text:style-name="Heading_20_3" text:outline-level="3">TL2: Eisenzeit, gegen 1.200 v.Chr.</text:h>
        <text:p text:style-name="Text_20_body">Hier tummeln sich die meisten Nomaden- und Reitervölker.</text:p>
        <text:h text:style-name="Heading_20_3" text:outline-level="3">TL3: Mittelalter, gegen 600 n.Chr. </text:h>
        <text:p text:style-name="Text_20_body">Die entlegensten Provinzen befinden sich teilweise auf diesem Entwicklungsniveau.</text:p>
        <text:h text:style-name="Heading_20_3" text:outline-level="3">TL4: gegen 1450 n.Chr.</text:h>
        <text:p text:style-name="Text_20_body">Dies ist die verbreiteste Entwicklungsform. </text:p>
        <text:h text:style-name="Heading_20_3" text:outline-level="3">TL5: gegen 1700 n.Chr.</text:h>
        <text:p text:style-name="Text_20_body">TL5 gibt es nur in einigen wenigen Gegenden und auch nur in einigen Spezialgebieten. Vom Imperium Karant dagegen sagen die Gerüchte, dass sie diese Entwicklungsstufe weitestgehend bereits erreicht haben.</text:p>
        <text:h text:style-name="Heading_20_3" text:outline-level="3">TL6: gegen 1900 n.Chr</text:h>
        <text:p text:style-name="Text_20_body">Die Entwicklungsstufe gibt es nur in einigen wenigen Gebieten und auch nur was die medizinische Versorgung angeht.</text:p>
        <text:h text:style-name="Heading_20_2" text:outline-level="2">Techlevels im Speziellen</text:h>
        <text:p text:style-name="Text_20_body">Dieser Abschnitt schildert die technologische Entwicklung speziell für Revelation,.</text:p>
        <text:h text:style-name="Heading_20_3" text:outline-level="3">Materialen</text:h>
        <text:p text:style-name="Text_20_body">Die allgemeine Herstellung von Materialen wie Eisen, Stahl oder Kohle befindet sich weitestgehend auf TL5. Es gibt allerdings Manufakturen, die Material auf weit höherem Niveau anfertigen können. Diese Manufakturen befinden sich meist im Besitz von Magiern und setzen weitestgehend mächtige Magie ein. </text:p>
        <text:h text:style-name="Heading_20_3" text:outline-level="3">Waffen</text:h>
        <text:p text:style-name="Text_20_body">Die technologische Entwicklung von Waffen ist weitestgehend auf TL3. Es gibt also keinerlei Schußwaffen, selbst in der primitivsten Form nicht. Schießpulver ist in der Theorie nur den allerwenigsten Menschen bekannt, diese gehen mit ihrem Wissen allerdings nicht gerade hausieren.</text:p>
        <text:p text:style-name="Text_20_body">Was Handwaffen angeht befinden sich einige ausgewählte Manufakturen auf TL5. Solche Waffen sind sehr teuer und selten.</text:p>
        <text:p text:style-name="Text_20_body">Aufgrund der Magie kann man durchaus magische Artefakte herstellen, die einer Schusswaffe sehr ähnlich sind. Ein magischer Stab der Stonemissiles schleudert, ist einer Pistole nicht unähnlich...</text:p>
        <text:h text:style-name="Heading_20_3" text:outline-level="3">Rüstung</text:h>
        <text:p text:style-name="Text_20_body">Rüstungen sind generell auf TL4, es gibt einige Manufakturen, die Rüstungen auf TL5 produzieren, sowohl weil diese Manufakturen auf besonders fortschrittliches Material zurückgreifen können, als auch weil sie besonders fortschrittliche Herstellungsprozesse beherrschen oder mächtige Magie verwenden. </text:p>
        <text:h text:style-name="Heading_20_3" text:outline-level="3">Medizin</text:h>
        <text:p text:style-name="Text_20_body">Die Medizin gehört zu den fortschrittlichsten Bereichen auf Revelation und ist im breiten Massstab auf TL5. In den tiefsten Provinzen auf TL4, was aber nicht so sehr am fehlenden Wissen liegt, als mehr an der mangelhaften Versorgung an entsprechender Medizin und Geräten.</text:p>
        <text:p text:style-name="Text_20_body">In den großen Städten gibt es Krankenhäuser die eine Versorgung auf TL6 bieten können. Das aber ist aufgrund finanzieller Mittel nur den Reichen vorbehalten.</text:p>
        <text:h text:style-name="Heading_20_3" text:outline-level="3">Infrastruktur</text:h>
        <text:p text:style-name="Text_20_body">Die Infrastruktur ist generell auf TL5, fließend Wasser gibt es in den Häusern des gehobenen Bürgertums. Die Arbeiter nutzen die Gemeinschaftsbrunnen.</text:p>
        <text:p text:style-name="Text_20_body">Straßen sind generell in guten Zustand.</text:p>
        <text:p text:style-name="Text_20_body">Große Städte sind immer mit fließend Wasser und einer Kanalisation ausgerüstet.</text:p>
        <text:h text:style-name="Heading_20_3" text:outline-level="3">Energie</text:h>
        <text:p text:style-name="Text_20_body">Die Energie wird weitestgehend auf TL4 generiert. Wind- und Wassermühlen sind die vorherrschenden Instrumente der Energiegewinnung für Manufakturen. Der "gemeine" Mensch nutzt Kamin und Ofen.</text:p>
        <text:h text:style-name="Heading_20_3" text:outline-level="3">Seefahrt</text:h>
        <text:p text:style-name="Text_20_body">Die allgemeine Seefahrt ist auf TL3. Schiffe auf hoher See werden nicht wirklich gebraucht. Innerhalb der Ringsee allerdings kann man Schiffe finden, die TL5 erreichen. Innerhalb des Kontinents Pfipipos ist die Seefahrt im allgemeinen auf TL4, die Navigationskenntnisse und Geräte auf TL5.</text:p>
        <text:h text:style-name="Heading_20_2" text:outline-level="2">Technologische Stagnation</text:h>
        <text:p text:style-name="Text_20_body">Die technologische Entwicklung stagniert seit dem Krieg zwischen der Händler und der Gilde. </text:p>
        <text:h text:style-name="Heading_20_3" text:outline-level="3">Die Gilde und Technik</text:h>
        <text:p text:style-name="Text_20_body">Die Gilde ist was Technik im allgemeinen angeht eher als konservativ anzusehen. Generell geht die Gilde davon aus, dass man jede Entwicklung von vornhere ablehnen muss. Nach sorgfältiger und gewissenhafter Prüfung allerdings kann man durchaus die einige oder andere Entdeckung erlauben und den Massen zur Nutzung überlassen. </text:p>
        <text:h text:style-name="Heading_20_3" text:outline-level="3">Technologische Unterdrückung</text:h>
        <text:p text:style-name="Text_20_body">Kritiker der Gilde sagen insgeheim, dass die Gilde ihre Stellung schützen möchte und daher alle technologischen Entdeckungen die einem Magier und damit der Gilde gefährlich werden könnten, unterdrückt. Solche Kritiker sagen dies aber nicht öffentlich, denn das kann durchaus zu Problemen führen.</text:p>
        <text:p text:style-name="Text_20_body">Tatsache aber ist, das die Gilde technologische Entdeckungen durchaus zensiert. Schon so mancher Handwerker hat eine großartige Entdeckung gemacht und hat diese tragischerweise wieder vergessen, nachdem er ein etwas intensiveres Gespräch mit einem hochrangigem Magier hatte.</text:p>
        <text:h text:style-name="Heading_20_3" text:outline-level="3">Der Technokrieg</text:h>
        <text:p text:style-name="Text_20_body">Vor einigen Jahrhunderten kam es zu dem letzten großen Krieg, den die Gilde angezettelt hat um einige imminente wichtige und gefährliche Entdeckungen von der Welt zu tilgen. Zu diesem Zeitpunkt waren Gelehrte noch deutlich angesehener und einflußreicher. Im Laufe des Krieges kam es zu einigen "Säuberungen" und "Bücherverbrennungen". Seit dem sind die Gelehrten eher schweigsam, furchtsam und immer auf der Hut was die Gilde angeht. Die Gilde der Gelehrten ist nur noch ein Schatten seiner selbst und steht unter der Fuchtel der Gilde.</text:p>
        <text:p text:style-name="Text_20_body"/>
        <text:h text:style-name="P5" text:outline-level="1">Religion</text:h>
        <text:p text:style-name="Text_20_body">Die Bewohner sind alle durchgehend religiöus. Die Religionen der Welt sind allesamt von den Religionen der Erde inspiriert. Natürlich gibt es in der Entstehung der Religionen teilweise erhebliche Unterschiede, aber die Paralleln sind so auffällig, das man als Spieler die Möglichkeit hat, die Religion durchaus zu einem wichtigen Punkt im Leben seiner Spielfigur zu machen. Die Möglichkeit ergibt sich dadurch, das aufgrund der Paralleln der Spieler bereits über ausreichend Wissen verfügt, einen religiöusen Character auch überzeugend spielen zu können und er sich nicht mit irgendwelchen Fantasiegöttern rumschlagen muß.</text:p>
        <text:p text:style-name="Text_20_body"/>
        <text:h text:style-name="P5" text:outline-level="1">Magie</text:h>
        <text:h text:style-name="Heading_20_2" text:outline-level="2">Magie in der Bevölkerung</text:h>
        <text:p text:style-name="Text_20_body">Magie ist eine angeborene Eigenschaft, die man erstmal haben muss, bevor man sie trainieren und verbessern kann. Nur wenige Menschen sind überhaupt magisch begabt und von diesen werden nur sehr wenige ihre magischen Fähigkeiten soweit trainieren können, dass sie dem klassischen Bild von einem Magier entsprechen.</text:p>
        <text:h text:style-name="Heading_20_3" text:outline-level="3">Magery</text:h>
        <text:p text:style-name="Text_20_body">In GURPS bedeutet dies, dass man Magery 0 (5 Punkte) kaufen muss, wenn man Magie wirken möchte. Im Laufe des Spiels kann man seine Magery erhöhen, da Magery in Stufen kommt; je höher die Magery desto mächtigere Sprüche kann man zaubern und desto besser ist der Basisskill in allen Sprüchen die man lernt. Jede Stufe Magery kostet 10 Punkte, ab Stufe 5 20 Punkte.</text:p>
        <text:h text:style-name="Heading_20_3" text:outline-level="3">Verteilung</text:h>
        <text:p text:style-name="Text_20_body">Die Tabelle listet die Punktekosten für Magery auf und zeigt wie die Magery in der Bevölkerung <text:s/>verteilt ist. Entsprechend der Tabelle kann man in der Stadt mit 1 Million Einwohnern 10 Magier mit Magery 3 erwarten. </text:p>
        <text:p text:style-name="P8">Magery 0 5 1:100</text:p>
        <text:p text:style-name="P8">Magery 1 15 1:1000</text:p>
        <text:p text:style-name="P8">Magery 2 25 1:10.000</text:p>
        <text:p text:style-name="P8">Magery 3 35 1:100.000</text:p>
        <text:p text:style-name="P8">Magery 4 45 1:10 Million</text:p>
        <text:p text:style-name="P8">Magery 5 55 1:100 Million</text:p>
        <text:p text:style-name="P8">Magery 6+ 75+ </text:p>
        <text:p text:style-name="P8">Magery 10+ 155+ </text:p>
        <text:p text:style-name="P8">Magery 25+ </text:p>
        <text:p text:style-name="P8">Magery 50+ </text:p>
        <text:p text:style-name="Standard">Magery 100+ </text:p>
        <text:p text:style-name="Standard">Die mächtigsten Magier, die in der GILDE in der Hierarchie ganz oben stehen, haben eine Magery um die 10. Ein Freimagier, der der GILDE trotzen kann, dürfte bei einer Magery von um die 25 liegen. </text:p>
        <text:p text:style-name="Standard">Für die breite Masse an magisch begabten ist die Luft aber ab Magery 3 bereits extrem dünn. </text:p>
        <text:h text:style-name="Heading_20_2" text:outline-level="2">Funktionsweise der Magie</text:h>
        <text:p text:style-name="Text_20_body">Dieser Abschnitt erläutert einige Punkte, die der angehende Magier wissen sollte.</text:p>
        <text:h text:style-name="Heading_20_3" text:outline-level="3">Magery</text:h>
        <text:p text:style-name="Text_20_body">Voraussetzung um überhaupt Magie wirken zu können ist Magery. Ohne Magery keine Magie.</text:p>
        <text:p text:style-name="Text_20_body">Magery wirkt sich darüber hinaus auf die Stärke eines Spruches aus. Generell gilt je höher die Magery, desto stärkere Sprüche kann man zaubern. Beispielsweise kann man mit Magery 1 einen Spruch mit 1d-Schaden wirken, während man mit Magery 5 bereits einen Spruch mit 5d-Schaden wirken kann. </text:p>
        <text:p text:style-name="Text_20_body">Das bedeutet beispielsweise, dass ein Magier mit Magery 25 jede Sekunde einen Feuerball mit 25d – Schaden produzieren kann, oder jede dritte Runde einen Feuerball mit 75d Schaden.</text:p>
        <text:h text:style-name="Heading_20_3" text:outline-level="3">Sprüche sind Skills</text:h>
        <text:p text:style-name="Text_20_body">Alle Sprüche sind wie Skills zu erlernen und basieren auf IQ. Die Besonderheit ist, das man seine Magery berücksichtigen kann. Wer einen IQ von 12 und eine Magery von 4 hat, der lernt Sprüche als wenn er einen IQ von 16 hat.</text:p>
        <text:p text:style-name="Text_20_body">Es gibt hier eine Hausregel: IQ und Magery werden nur bis zu einem Limit von 20 zum Erlernen von Sprüchen berücksichtigt. Wer also einen IQ von 16 und eine Magery von 10 hat, der lernt Sprüche als wenn er einen IQ von 20 hat und nicht von 26!</text:p>
        <text:h text:style-name="Heading_20_3" text:outline-level="3">Energiekosten</text:h>
        <text:p text:style-name="Text_20_body">Jeder Spruch kostet Energie. Je stärker der Spruch ist, desto mehr Energie benötigt man und desto schneller ist man erschöpft. Ein hoher Skill kann helfen, die Energiekosten eines Spruches zu senken, das bedeutet wenn man einen Spruch mit einem sehr sehr hohen Skillwert kann, dann wird man nicht nur seltener fumbeln, <text:s/>sondern man erschöpft sich auch nicht so schnell.</text:p>
        <text:p text:style-name="Text_20_body">Die Energiekosten entsprechen in GURPS der Fatigue. Ein Energiepunkt für einen Spruch wirkt also wie 1 Fatiguepunkt.</text:p>
        <text:p text:style-name="Text_20_body">Eine hohe Magery ermöglicht, das man zusätzliche Fatiguepunkte hat. (Siehe GURPS: Extra Fatigue) Normalerweise kann eine Figur ihre Fatiguepunkte nur in begrenzten Masse steigern. Wer Magery hat, der kann seine Fatiguepunkt auf bis zu HT*Magery steigern. Bei HT 12 und Magery 2 kann man also bis zu 24 Fatiguepunkte haben, vorausgesetzt man will auch die dafür notwendigen Punkte ausgeben...</text:p>
        <text:h text:style-name="Heading_20_3" text:outline-level="3">Spell-Listen</text:h>
        <text:p text:style-name="Text_20_body">Die Spells bauen auf einander auf. Wer komplexe Sprüche lernen will, der muß erstmal die einfachen Sprüche erlernen. Das entspricht so in etwa den Spruchlisten aus Rolemaster.</text:p>
        <text:h text:style-name="Heading_20_2" text:outline-level="2">Bereiche der Magie</text:h>
        <text:p text:style-name="Text_20_body"/>
        <text:h text:style-name="Heading_20_3" text:outline-level="3">Erschaffungmagie</text:h>
        <text:p text:style-name="Text_20_body">Jede Magie die etwas erschaffen kann, kann dies nicht aus dem völligen Nichts, sondern benötigt dafür immer auch die Anwesenheit der zu erschaffenden Grundmaterialen.</text:p>
        <text:p text:style-name="Text_20_body">GURPS selber ermöglicht das Erschaffen von beispielsweise Erde, Luft oder Wasser aus dem Nichts, allein dadurch das Magier Energie verbraucht, die er aber wieder generieren kann. Dies funktioniert so auf Revelation nicht. </text:p>
        <text:p text:style-name="Text_20_body">ES GIBT ALSO EINE ENTSPRECHENDE HAUSREGEL: Man kann nur dann etwas erschaffen, wenn die entsprechenden Grundmaterialen vorhanden sind. Ein Magier kann beispielsweise nur dann Eisen <text:s/>erschaffen, wenn auch entsprechende Eisenvorkommen in der Nähe existieren. </text:p>
        <text:p text:style-name="Text_20_body">Je nach Situation kann der Spielleiter die Regel aufweichen. Ein Magier kann beispielsweise kein Wasser in der Wüste erschaffen. Findet er aber eine unzugängliche Quelle (beispielsweise unterirdisch, durch Seek Water) dann kann er dennoch in der Nähe dieser Quelle Wasser erschaffen, allerdings zu deutlich höheren Kosten. Genauso kann der Spielleiter festlegen, dass man Eisen im begrenzten Umfang auch dort erschaffen kann, wo keine abbauwürdigen Vorkommen existieren, zu deutlich höheren Energiekosten.</text:p>
        <text:p text:style-name="Text_20_body">Mittels Magie erschaffenes Material kann bei entsprechend ausgebildeten Magiern von weitaus höherer Qualität sein. Erschafft ein Magier Eisen oder Stahl, und verwendet dazu mächtige Sprüche, dann wird daraus Stahl, der weitaus widerstandsfähiger und besser ist, als gewöhnlich erzeugter Stahl. Die daraus erzeugten Waffen und Rüstungen sind entsprechend besser, leichter und widerstandsfähig und damit bei Kämpfern heißbegehrt. Allerdings gibt es nur wenige Magier, die die entsprechenden Sprüche und Fertigkeiten beherrschen und daher sind diese Waffen und Rüstungen nur in sehr geringen Mengen verfügbar und daher sehr teuer. </text:p>
        <text:h text:style-name="Heading_20_3" text:outline-level="3">Heilmagie</text:h>
        <text:p text:style-name="Text_20_body">Die Heilmagie ist die am weitesten fortgeschrittene Magie überhaupt. Aufgrund dessen sind diejenigen, die es sich leisten können auch "pumperl" gesund. Mittels Magie können die meisten Krankheiten geheilt werden, sogar Krankheiten an denen unsere Schulmedizin im 21.Jahrhundert scheitert. Epidemien wie die Pest, Vogelgrippe oder Aids sind in Revelation keine Bedrohung, da in so einem Falle nötigenfalls die gesamte Bevölkerung der betroffenen Aktien in einer großangelegten Heilaktion von der Gilde behandelt wird. </text:p>
        <text:p text:style-name="Text_20_body">Auch das Regenieren von verlorenen Gließmassen oder Sinnesorganen ist möglich. Ein reicher Ritter, der seine Hand verliert, ist nur einige Wochen eingeschränkt, denn seine Hand kann er durch Magie wieder nachwachsen lassen.</text:p>
        <text:p text:style-name="Text_20_body">Die Heilmagie kennt allerdings eine Grenze, denn lebensverlängerende Magie, die einen Menschen hunderte von Jahren leben lässt ist unbekannt. Auch kann die Magie keine Toten wieder auferstehen lassen, wer stirbt der ist tot und bleibt tot.</text:p>
        <text:p text:style-name="Text_20_body">Nekromantie dagegen ist in der Theorie durchaus denkbar, wobei die meisten Gelehrten darüber streiten würden, ob ein "wiederbelebtes" Skelett lebt oder nur eine komplizierte Maschine ist. Nichts desto trotz: Nekromantie ist überall gebannt und ein ertappter Nekromant ist ein toter Nekromant oder ein Freimagier.</text:p>
        <text:h text:style-name="Heading_20_3" text:outline-level="3">Kontrollmagie</text:h>
        <text:p text:style-name="Text_20_body">Jede Art von Magie, die dazu dient eine andere Person zu einer willenslosen Puppe zu machen unterliegt strengen Restriktionen, ist aber durchaus bekannt. </text:p>
        <text:p text:style-name="Text_20_body">"Summon"-Spells sind unbekannt. Man kann also nicht einfach Magie einsetzen und alles Rotwild eines Waldes für die Bögen der Jagdgesellschaft zwingen oder den Fischern die Netze füllen, indem man die Fischschwärme einfach beschwört. Es gibt allerdings durchaus Sprüche bestimmte Wesen zu suchen. Ein magiebegabter Fischer mit Seek Fish wird vermutlich ziemlich erfolgreich sein.</text:p>
        <text:h text:style-name="Heading_20_3" text:outline-level="3">Wissensmagie</text:h>
        <text:p text:style-name="Text_20_body">Wissenmagie wie das Vorraussagen von Ereignissen oder das Erlangen von Informationen aus der Vergangenheit ist nicht möglich. Wahrsager sind immer Scharlatane, was natürlich den einen oder anderen nicht daran hindert trotzdem daran zu glauben. Auch Magie, die einem die Vergangenheit eines Ortes oder Gegenstandes offenbaren gibt es nicht. Ansonsten wäre jeder Mord sofort aufgeklärt...</text:p>
        <text:h text:style-name="Heading_20_3" text:outline-level="3">Illusionsmagie</text:h>
        <text:p text:style-name="Text_20_body">Illusionmagie ist bekannt, allerdings sind Illusionsmagier den örtlichen Behörden immer etwas suspekt. Magie, die es einem ermöglicht die Identität einer anderen Person nachzuahmen, ist also bekannt, unterliegt aber Restriktionen.</text:p>
        <text:p text:style-name="Text_20_body">Ähnliches gilt für alle anderen Arten von Magie, mit der man sein Äußeres verwandeln kann, Shapeshifting ist bekannt, unterliegt aber ebenfalls Restriktionen. </text:p>
        <text:h text:style-name="Heading_20_3" text:outline-level="3">Entchantment, Herstellung von magischen Gegenständen</text:h>
        <text:p text:style-name="Text_20_body">Das Herstellen von magischen Gegenständen ist ein langwieriger und schwerer Prozess, so dass magische Gegenständen ausgesprochen selten sind. Meist ist der Benefit, den man nach einigen Wochen des täglichen Wirkens bekommt auch dermassen gering, das man einen ähnlichen Effekt auch durch mundane Art und Weise bekommt. </text:p>
        <text:p text:style-name="Text_20_body">Ein +1 auf ein Schwert dauert sehr lange, länger als ein guter Schmied benötigt um ein Schwert besonders gut zu schmieden um so ein +1 auf den Schaden zu bekommen und ein +1 auf den Skill, weil die Waffe besonders gut ausbalanciert ist.</text:p>
        <text:p text:style-name="Text_20_body">Aus diesem Grunde werden auch meist nur die wirklich guten Waffen verzaubert, die von Haus aus bereits einige besondere Boni haben und dann wird meist richtig Aufwand betrieben und die Waffe wird mit vielen sehr mächtigen Sprüchen belegt, so dass dann nach einigen Monaten eine Waffe entsteht, die dem Träger zu einem unbesiegbaren Kämpfer machen kann.</text:p>
        <text:p text:style-name="Text_20_body">Generell sind also magische Gegenstände selten und die Gegenstände die es gibt, sind meist sehr sehr mächtig. Schwache magische Gegenstände sind naherzu unbekannt, den kaum ein Magier würde sich die Mühe machen ein +1 Schwert zu erschaffen.</text:p>
        <text:p text:style-name="Text_20_body">Magie kann allerdings auch dafür verwendet werden, normale Alltagsgegenstände herzustellen.</text:p>
        <text:h text:style-name="Heading_20_3" text:outline-level="3">GURPS Colleges</text:h>
        <text:p text:style-name="Standard">Dieser Abschnitt gibt ein paar Informationen zu den einzelnen Colleges aus GURPS. Manche Colleges sind nur eingeschränkt verfügbar, andere wiederum sind gänzlich unbekannt.</text:p>
        <text:h text:style-name="Heading_20_4" text:outline-level="4">Air</text:h>
        <text:p text:style-name="Standard">Bekannt und allgemein verfügbar</text:p>
        <text:h text:style-name="Heading_20_4" text:outline-level="4">Animal</text:h>
        <text:p text:style-name="Standard">Bekannt und allgemein verfügbar</text:p>
        <text:h text:style-name="Heading_20_4" text:outline-level="4">Body Control</text:h>
        <text:p text:style-name="Standard">Bekannt und allgemein verfügbar</text:p>
        <text:h text:style-name="Heading_20_4" text:outline-level="4">Communication</text:h>
        <text:p text:style-name="Standard">Teilweise bekannt</text:p>
        <text:h text:style-name="Heading_20_4" text:outline-level="4">Earth</text:h>
        <text:p text:style-name="Standard">Bekannt und allgemein verfügbar</text:p>
        <text:h text:style-name="Heading_20_4" text:outline-level="4">Entchantment</text:h>
        <text:p text:style-name="Standard">Bekannt und allgemein verfügbar</text:p>
        <text:h text:style-name="Heading_20_4" text:outline-level="4">Fire</text:h>
        <text:p text:style-name="Standard">Bekannt und allgemein verfügbar</text:p>
        <text:h text:style-name="Heading_20_4" text:outline-level="4">Food</text:h>
        <text:p text:style-name="Standard">Bekannt und allgemein verfügbar</text:p>
        <text:h text:style-name="Heading_20_4" text:outline-level="4">Gate</text:h>
        <text:p text:style-name="Standard">Bekannt, allerdings beschränkt, da dies ein Monopol der Gilde ist</text:p>
        <text:h text:style-name="Heading_20_4" text:outline-level="4">Healing</text:h>
        <text:p text:style-name="Standard">Bekannt und allgemein verfügbar</text:p>
        <text:h text:style-name="Heading_20_4" text:outline-level="4">Illusion &amp; Creation</text:h>
        <text:p text:style-name="Standard">Bekannt und allgemein verfügbar, unterliegt teilweise strengen Restriktionen</text:p>
        <text:h text:style-name="Heading_20_4" text:outline-level="4">Knowledge</text:h>
        <text:p text:style-name="Standard">Teilweise bekannt</text:p>
        <text:h text:style-name="Heading_20_4" text:outline-level="4">Light &amp; Darkness</text:h>
        <text:p text:style-name="Standard">Bekannt und allgemein verfügbar</text:p>
        <text:h text:style-name="Heading_20_4" text:outline-level="4">Making &amp; Breaking</text:h>
        <text:p text:style-name="Standard">Bekannt und allgemein verfügbar</text:p>
        <text:h text:style-name="Heading_20_4" text:outline-level="4">Meta</text:h>
        <text:p text:style-name="Standard">Bekannt und allgemein verfügbar</text:p>
        <text:h text:style-name="Heading_20_4" text:outline-level="4">Mind Control</text:h>
        <text:p text:style-name="Standard">Teilweise bekannt</text:p>
        <text:h text:style-name="Heading_20_4" text:outline-level="4">Movement</text:h>
        <text:p text:style-name="Standard">Bekannt und allgemein verfügbar, Teleportation unterliegt dem Monopol der Gilde</text:p>
        <text:h text:style-name="Heading_20_4" text:outline-level="4">Necromantic</text:h>
        <text:p text:style-name="Standard">Gebannt, mancher Magier mag den einen oder anden Spruch kennen, allerdings werden erkannte Necromanten zum Tode verurteilt.</text:p>
        <text:h text:style-name="Heading_20_4" text:outline-level="4">Plant</text:h>
        <text:p text:style-name="Standard">Bekannt und allgemein verfügbar</text:p>
        <text:h text:style-name="Heading_20_4" text:outline-level="4">Protection and Warning</text:h>
        <text:p text:style-name="Standard">Teilweise bekannt</text:p>
        <text:h text:style-name="Heading_20_4" text:outline-level="4">Sound</text:h>
        <text:p text:style-name="Standard">Bekannt und allgemein verfügbar</text:p>
        <text:h text:style-name="Heading_20_4" text:outline-level="4">Technolgy</text:h>
        <text:p text:style-name="Standard">Gänzlich unbekannt</text:p>
        <text:h text:style-name="Heading_20_4" text:outline-level="4">Water</text:h>
        <text:p text:style-name="Standard">Bekannt und allgemein verfügbar</text:p>
        <text:h text:style-name="Heading_20_4" text:outline-level="4">Weather</text:h>
        <text:p text:style-name="Standard">Teilweise bekannt und allgemein verfügbar</text:p>
        <text:h text:style-name="Heading_20_2" text:outline-level="2">Impact der Magie auf das tägliche Leben</text:h>
        <text:p text:style-name="Text_20_body">Magie ist eine allgegenwärtig und nach tausenden von Jahren kann man erwarten, dass die Menschen wissen, wie man mittels Magie das Leben leichter machen kann.</text:p>
        <text:p text:style-name="Text_20_body">Tatsächlich ist es so, dass die Welt die Magie in all ihren Facetten für das tägliche Leben einsetzt und allein die Tatsache, das Magie nicht erlernbar, sondern nur einigen wenigen Menschen angeboren ist, hat bisher verhindert, das die Magie zu einem Motor der industriellen Revolution geworden ist. </text:p>
        <text:p text:style-name="Text_20_body">Man muss sich nur einmal vorstellen wie diese Welt aussehen würde, wenn jeder Mensch ein zwei einfache magische Effekte beherrschen würde und man all die Dinge, die in unserer Welt durch Technologie erledigt mit massen gefertigten magischen Artefakten erledigen könnte. Anstelle eines Verbrennungsmotors würde man magische "Motoren" einsetzen... die Möglichkeiten wären endlos..</text:p>
        <text:p text:style-name="Text_20_body">Man kann getrost davon ausgehen, für jedes technisches Gimmick, was es in unserer Welt gibt, gibt es ein magisches Gegenstück, auch wenn diese nur den absolut Reichen und Mächtigen zur Verfügung stehen und auch nur in sehr geringen Stückzahlen. Und ja, es gibt "Kutschen" die von alleine angetrieben werden, oder magische "Fluggeräte"... aber eben nur in sehr geringen Stückzahlen!</text:p>
        <text:p text:style-name="Text_20_body">Dennoch hat Magie ihre weltlichen "Gegenspieler" nicht verdrängt. Denn es gibt einfach nicht genügend Magier auf dieser Welt. Und so gibt es immer noch normale Eisenminen und normale Schmieden, auch wenn der beste Stahl immer noch von einem Magier stammt.</text:p>
        <text:h text:style-name="Heading_20_3" text:outline-level="3">Magische Bauten und Infrastruktur</text:h>
        <text:p text:style-name="Text_20_body">Einen besonders starken Einfluss hat die Magie in der Infrastruktur hinterlassen. Magie kann Erde bewegen, Erde in Stein verwandelt, Eisen und Stahl erzeugen, Stein behauen und so weiter. Und Magier tun dies bereits seit tausenden von Jahren. </text:p>
        <text:p text:style-name="Text_20_body">Es gibt daher in Revelation durchaus Bauwerke, die den modernsten Bauwerken unserer Welt in nichts nachstehen, diese sogar teilweise übertreffen und die bereits seit tausenden von Jahren stehen. Aber auch hier gilt, keine Massenfertigung, da es nur wenige Magier gibt die solche Magie beherrschen. Es gibt also noch genügend Arbeit für den normalen Bauarbeiter. Aber die großen offiziellen Gebäude werden meist -eigentlich immer- durch den Einsatz von Magie gebaut.</text:p>
        <text:h text:style-name="Heading_20_3" text:outline-level="3">Städte</text:h>
        <text:p text:style-name="Text_20_body">Besonders die großen Städte profitieren im hohen Masse von Magie, sind teilweise sogar regelrecht abhängig von den Magiern, die Sorge tragen, dass in den Städten alles seinen Gang geht. </text:p>
        <text:p text:style-name="Text_20_body">Geschickt genutzt kann Elementarmagie Sorge tragen, dass immer ausrechend sauberes Wasser existiert und Schmutz und Dreck elegant verschwindet. </text:p>
        <text:p text:style-name="Text_20_body">Aus diesem Grund sind Städte oftmals größer und dichter als es für Städte einer mittelalterlichen Gesellschaft üblich wäre.</text:p>
        <text:h text:style-name="Heading_20_3" text:outline-level="3">Landwirtschaft</text:h>
        <text:p text:style-name="Text_20_body">Die Landwirtschaft profitiert im hohen Masse von Magie, da es entsprechende Sprüche gibt, die den Boden besonders fruchtbar machen können, die Pflanzen schneller wachsen lassen und vor Schädlingen schützen können.</text:p>
        <text:p text:style-name="Text_20_body">Aus diesem Grunde sind weitaus weniger Menschen in der Landwirtschaft gebunden, als man in einer mittelalterlichen Gesellschaft erwarten würde.</text:p>
        <text:p text:style-name="Text_20_body">Ähnliches gilt auch für die Art wie man Lebensmittel aufbewahren kann. Große Getreidesilos werden meist durch entsprechende Magie vor Schädlingen und Verfall bewahrt, so dass man Lebensmittel weitaus länger und sicherer aufbewahren kann. </text:p>
        <text:p text:style-name="Text_20_body">Aus diesem Grund sind Hungersnöte weitgehend unbekannt, denn für eine wirklich große Hungersnot müssen schon sehr viele Katastrophen Hand in Hand einhergehen. Nur eine Mißernte allein wird keine Hungersnot auslösen.</text:p>
        <text:h text:style-name="Heading_20_3" text:outline-level="3">Soziales</text:h>
        <text:p text:style-name="Text_20_body">Magie wird im hohen Masse in der Rechtsprechung eingesetzt. Wer eines Verbrechens beschuldigt wird, der wird einem magischen Truthsayer unterzogen und kann seine Schuld oder Unschuld beweisen. In Revelation wird in der Regel (denn Ausnahmen gibt es immer, auch Magier sind bestechlich) nur der Schuldige verurteilt.</text:p>
        <text:p text:style-name="Text_20_body">Was allerdings nicht heißt, das es kein Verbrechen gibt. Zu einer Leiche braucht man immer noch einen Beschuldigten. Massenverhöre, in denen einfach alle Menschen eines Dorfes befragt werden gibt es nur sehr selten. Zumindest wenn ein einfacher Bauer ermordet wurde, macht man sich diesen Aufwand nicht. Wenn aber ein König ermordet wurde, vielleicht schon eher. Und es existiert keine Magie, die einem von der Leiche automatisch zum Mörder führt.</text:p>
        <text:h text:style-name="Heading_20_3" text:outline-level="3">Waffen und Rüstungen, Erschaffungsmagie</text:h>
        <text:p text:style-name="Text_20_body">Magier können wie bereits erwähnt Eisen, Stahl und andere Materialen herstellen. Besonders mächtige Magier können sogar einen Schritt weitergehen und durch ihre Magie Waffen oder Rüstungen herstellen. Diese sind dann aber NICHT magisch, sie werden nur auf magische Art und Weise hergestellt. </text:p>
        <text:p text:style-name="Text_20_body">Allerdings sind diese Dinge dann meist auch ihren alltäglichen Gegenstücken deutlich überlegen. Ein magisch erzeugtes Kettenhemd wird leichter sein als ein normales Kettenhemd und dennoch deutlich besseren Schutz liefern.</text:p>
        <text:h text:style-name="P5" text:outline-level="1">Kriegshandwerk</text:h>
        <text:h text:style-name="Heading_20_2" text:outline-level="2">Kriegsgründe</text:h>
        <text:p text:style-name="Text_20_body">Das Manifest legt ziemlich deutlich fest, dass man für einen Krieg einen handfesten Kriegsgrund benötigt, allerdings ist es dann doch wieder etwas undeutlich was denn nun genau ein Kriegsgrund ist. Die meisten Abhandlungen über das Manifest drehen sich um genau diese Frage. </text:p>
        <text:p text:style-name="Text_20_body">Viele Intrigen zwischen den Reichen haben oft nur ein Ziel: das Konstruieren eines Kriegsgrundes, der vor dem Manifest und der Kontrolle bestehen kann.</text:p>
        <text:p text:style-name="Text_20_body">Generell aber kann man sagen, das eine einfache Beleidigung unter den Herrscher noch keinen Kriegsgrund darstellt, das Töten des Erstgeborenen des gegnerischen Königs dagegen schon. Und des gab schon mehr als einen König, der seinen Sohn für einen Kriegsgrund geopfert hat, dies seinem Nachbarn angehangen und dann im Kriege besiegt hat...</text:p>
        <text:h text:style-name="Heading_20_2" text:outline-level="2">Führen eines Krieges</text:h>
        <text:p text:style-name="Text_20_body">Aber nicht nur das Beginnen eines Krieges, auch das Durchführen eines Krieges ist streng reglementiert. Und wenn man den Gelehrten glauben darf, dann kommt eher mit einem fadenscheinigen Kriegsgrund vor der Kontrolle durch, als mit dem regelwidrigem Führen eines Krieges.</text:p>
        <text:p text:style-name="Text_20_body">Eine der wichtigsten Regeln des Krieges lautet: Lass das Volk in Ruhe... nun ja, es ist ein bißchen vornehmer formuliert, aber im Kern stimmt es. </text:p>
        <text:p text:style-name="Text_20_body">Ein Feldherr dessen Soldaten mordend und brandschatzend durch die Lande ziehen, bekommen meist sehr schnell Ärger mit der Kontrolle. </text:p>
        <text:h text:style-name="Heading_20_1" text:outline-level="1">Organisationen</text:h>
        <text:p text:style-name="Text_20_body"/>
        <text:h text:style-name="Heading_20_2" text:outline-level="2">Magiergilde</text:h>
        <text:p text:style-name="Text_20_body">Alle Magier sind in der Magiergilde organisiert.</text:p>
        <text:p text:style-name="Text_20_body">Wenn man von der Magiergilde spricht, so sagt man immer nur: die GILDE. Das Wort Gilde ist zu einem Synonym für die Magiergilde geworden.</text:p>
        <text:p text:style-name="Text_20_body">Die Gilde ist weltweit organisiert und wirklich jeder bekannte Magier, ist dort registriert. Die Gilde kontrolliert die Verbreitung der Magie, das bedeutet, das jeder Magier Rechenschaft ablegen muß, welche Personen er in der Magie unterrichtet hat. Vor diesem Rechenschaftsbericht kann man sich nicht drücken, und man kann nicht lügen. Wer sich mit der Gilde anlegt, ist entweder ein sehr mächtige Magier oder sehr schnell tot.</text:p>
        <text:h text:style-name="Heading_20_3" text:outline-level="3">Registrierung der Magier</text:h>
        <text:p text:style-name="Text_20_body">Die Registrierung von Magier funktioniert dergestalt, das die Gilde von jedem Magier im Abstand von 3 Jahren einen Rechenschaftsbericht fordert. Dieser Bericht wird von speziell geschulten Magiern abgenommen, und wird mittels Magie unterstützt. Lügen oder wichtige Details auslassen ist dabei unmöglich, außer man hat Ambitionen auf den Freimagiertitel und ist entsprechend mächtig.</text:p>
        <text:p text:style-name="Text_20_body">Bei diesem Rechenschaftsbericht muß der Magier seine eigenen Fähigkeiten detailliert offenlegen, hat er bspw einen vollständig neuen Spruch erschaffen und erlernt, so wird dies spätestens bei diesem Rechenschaftsbericht offenkundig. Auch die Weitergabe von magischen Wissen wird hier offengelegt, oder ob der Magier Kontakt zu anderen eventuell noch nicht registrierten Magiern hatte.</text:p>
        <text:h text:style-name="P9" text:outline-level="3">Freimagier</text:h>
        <text:p text:style-name="Text_20_body">Es gibt Legenden über mächtige Magier, die sich von der Gilde losgesagt haben und die dies überlebt haben. Solche Magier nennen die Legenden Freimagier. Die Legenden über Freimagier sind in den unterschiedlichsten Varianten in allen Teilen der Welt bekannt und werden vom Volk gehütet und an die Folgegenerationen weitergegeben. Die Gilde ist aus verständlichen Gründen bestrebt diese Legenden klein zu halten und sieht es gar nicht gerne, wenn diese Legenden von einem professionellen Geschichtenerzähler auf dem Marktplatz erzählt werden. Interessanterweise hat die Gilde aber keine Handhabe, das Erzählen der Legenden zu verbieten. Diese Freimagier sind den Legenden nach äußerst mächtig und haben je nach Legende ganze Städte vernichtet, Armeen im Alleingang besiegt und ähnliches.</text:p>
        <text:p text:style-name="Text_20_body">Die Legenden besagen, das man einen Freimagier an einem deutlich sichtbaren Zeichen (meist ein Amulett) erkennt. Dieses Zeichen stellt immer einen Greifen dar, der in seinen Klauen eine Weltkugel trägt. Bisher hat noch jeder Freimagier, der sich offen in die Angelegenheiten anderer gemischt hat, dieses Zeichen getragen. Das bedeutet natürlich nicht, das jeder Freimagier dieses Zeichen trägt, es mag durchaus sein, das es Freimagier gibt, die sich nicht offenbaren.</text:p>
        <text:p text:style-name="Text_20_body">In den letzten Jahren gab es Gerüchte, das ein neuer Freimagier über die Welt wandelt. Es werden bereits Geschichten über diesen Freimagier erzählt, der den Namen Ledenval tragen soll und man erzählt, das er vor einigen Monaten erst, eine Schlacht zwischen zwei verfeindeten Reichen tief im Osten im Alleingang beendet haben soll und die beiden Reiche zu einem neuen Imperium vereinigt hat.</text:p>
        <text:h text:style-name="P9" text:outline-level="3">Rechtliche Stellung der Gilde</text:h>
        <text:p text:style-name="Text_20_body">Die Gilde ist auch in rechtlicher Hinsicht unantastbar. Kein Reich hat die Möglichkeit sich der Gilde zu widersetzen. Die Geschichte ist voll von größenwahnsinnigen Herrschern, die der Meinung waren, sie könnten sich der Gilde widersetzen. Alle wurden bisher eines Besseren belehrt. Wenn die Gilde die Auslieferung eines Menschen verlangt, dann wird dieser Aufforderung jedes Reich folge leisten.</text:p>
        <text:h text:style-name="P9" text:outline-level="3">Politische Ziele der Gilde</text:h>
        <text:p text:style-name="Text_20_body">Die Politischen Ambitionen der Gilde sind folgendermassen: Sie hat keine. Solange ein Herrscher sich nicht in die Geschäfte der Gilde einmischt, ist es der Gilde egal, wer gerade das Sagen hat. So ist durchaus normal, das zwei Kriegsparteien sich beiderseits der Hilfe der Gilde versichern. Nur eines ist klar, die Loyalität eines Magiers gilt immer in erster Linie der Gilde, erst dann dem jeweiligen Herrn.</text:p>
        <text:h text:style-name="Heading_20_3" text:outline-level="3">Teleportationsservice</text:h>
        <text:p text:style-name="Text_20_body">Teil der Magiergilde. Bieten Teleportation zwischen festen Punkten an. Es gibt an allen wichtigen Stellen der Welt (Städte, Knotenpunkte an wichtigen Straßen) Rufsteine, über die man einen Magier rufen kann, um eine Teleportation zu einem anderen Stein in der Welt zu kaufen. Man kann für einen Aufschlag auch ein Ziel außerhalb des Netzes kaufen.</text:p>
        <text:p text:style-name="Text_20_body">Dieser Service ist extrem teuer, nur geeignet für einige wenige Personen mit wenig Gepäck.</text:p>
        <text:p text:style-name="Text_20_body">Die Magier die man ruft sind mächtig, könnten aber dennoch ausgeraubt werden, wer dies allerdings versucht, wird mächtige Probleme mit der Gilde bekommen.</text:p>
        <text:h text:style-name="Heading_20_3" text:outline-level="3">Ansehen eines Magiers in der Gesellschaft</text:h>
        <text:p text:style-name="Text_20_body">Auch wenn man es vielleicht nicht glauben mag, aber Magier sind in der Gesellschaft durchaus angesehen und werden respektiert. Dies liegt darin begründet, das Magier durchaus wertvolle Dienste leisten können, und nicht tagtäglich damit beschäftigt sind, Renegaten­magier oder aufmüpfige Gelehrte niederzumachen.</text:p>
        <text:p text:style-name="Text_20_body">Es gibt allerdings eine Tendenz Magier die weiter oben in der Hierachie stehen mit Argwohn, wenn auch dies mit gebühredem Respekt, zu betrachten. Ein hochrangiger Magier wird es schwer haben spontan Freundschaften in der nächsten Kneipe zu schließen.</text:p>
        <text:h text:style-name="Heading_20_2" text:outline-level="2">Händlergilde</text:h>
        <text:p text:style-name="Text_20_body">Die Händlergilde ist ein weltweit organisiertes Netzwerk, über das Handel und Finanztransaktionen organisiert werden. Die Händlergilde sichert den Warenfluß zwischen den Reichen und kontrolliert die Währungen der Staaten. Zwar haben die einzelnen Reiche alle natürlich ihre Hoheitsrechte an ihrer Währung, aber wie ihre Währung in andere Währungen gewechselt wird, liegt in der Hand der Händlergilde.</text:p>
        <text:p text:style-name="Text_20_body">Die Händlergilde bezieht aus ihrer Funktion eine nicht unerhebliche Macht, kann sie es doch erreichen, eine Nation vollkommen vom Warenfluß abzuschneiden. Eine Nation, die von der Händlergilde boykottiert wird, hat ernsthafte Probleme die Versorgung ihrer Bevölkerung aufrecht zu erhalten.</text:p>
        <text:p text:style-name="Text_20_body">Dennoch ist die Händlergilde nicht allmächtig. Es gibt natürlich neben der Händlergilde andere Märkte und Händler, über die man Waren beziehen kann, allerdings sind all diese Märkte bei weitem nicht so effektiv und haben im Schatten der Händlergilde teilweise mit massivem Problemen zu rechnen.</text:p>
        <text:h text:style-name="Heading_20_2" text:outline-level="2">Gelehrtengilde</text:h>
        <text:p text:style-name="Text_20_body">Die Gelehrtengilde ist zwar weltweit organisiert, ist aber nur mehr eine sehr lose Verknüpfung von Gelehrten und Wissenschaftlern. Die Gelehrtengilde war in der Vergangenheit weitaus mächtiger und war der Motor für Fortschritt und Wohlstand. Allerdings hat die Gilde den Fortschrittsbemühungen einen Riegel vorgeschoben und in einem sehr großen bewaffneten Konflikt die Gelehrtengilde zerschlagen. Seit mehr als 1.000 Jahren ist die Gelehrtengilde zwar proforma eigenständig, aber jeder weiß, das sie nur aufgrund der Gnade der Gilde existiert.</text:p>
        <text:p text:style-name="Text_20_body">Die Hauptfunktion der Gelehrtengilde ist die Kontrolle der Forschung und des technologischen Fortschritts; dies mehr oder minder im Namen der Gilde. Alle Neuerungen werden von der Gelehrtengilde begutachtet und gegebenenfalls zurückgewissen. Da die Gilde die meisten Neuerungen nicht akzeptiert, ist die Forschung und Innovation nahezu auf Null gefallen. Gelehrte und Wissenschaftler sind selten geworden und betreiben eher eine Konservierung des vorhandenen Wissens, als das sie nach neuem Wissen suchen.</text:p>
        <text:h text:style-name="Heading_20_2" text:outline-level="2">Religiöuse Orden</text:h>
        <text:p text:style-name="Text_20_body">So wie es im Mittelalter Ritter- und Mönchsorden gab, gibt es auf Revelation ebenfalls Ritter- und Mönchsorden, von denen die meisten zu einem Reich gehören. Nur einige wenige Orden sind über mehrere Nationen hinweg organisiert.</text:p>
        <text:h text:style-name="Heading_20_3" text:outline-level="3">Ritterorden</text:h>
        <text:p text:style-name="Text_20_body">Ritterorden sind immer einem Reich zugeordnet und stehen <text:s/>unter der Kontrolle des jeweiligen Reiches. Auch wenn der Ritterorden religiöusen Ursprungs ist, hat die Kirche keine direkte Befehlsgewalt über solche Ritterorden.</text:p>
        <text:p text:style-name="Text_20_body">Allerdings verfügt die Kirche selbst über Ritterorden, die unter ihre Herrschaft stehen.</text:p>
        <text:h text:style-name="Heading_20_3" text:outline-level="3">Mönchsorden</text:h>
        <text:h text:style-name="Heading_20_2" text:outline-level="2">Söldnergilde</text:h>
        <text:p text:style-name="Text_20_body"/>
        <text:h text:style-name="Heading_20_2" text:outline-level="2">Das organisierte Verbrechen</text:h>
        <text:p text:style-name="Text_20_body"/>
        <text:h text:style-name="Heading_20_2" text:outline-level="2">Die Spielergilde</text:h>
        <text:p text:style-name="Text_20_body">Schon seit Jahrtausenden gibt es einen Turm gelegen hoch im Norden des <text:s/>Kontinents Ashman östlich vom Atlasgebirge. Dieser Turm ist hochmagisch und ist eigentlich mehr ein Spielbrett denn ein Turm.</text:p>
        <text:p text:style-name="Text_20_body">Einmal alle drei Jahre kann mas ein Spiel gegen den Turm spielen und niemand weiß eigentlich genau, was passieren wird, wenn jemand das Spiel gegen den Turm gewinnt.</text:p>
        <text:p text:style-name="Text_20_body">Das allerdings ist noch nie vorgekommen!</text:p>
        <text:p text:style-name="Text_20_body">Das Privileg gegen den Turm anzutreten, muss man sich in Qualifikationsturnieren erwerben, die nahezu weltweit ausgetragen werden. </text:p>
        <text:h text:style-name="Heading_20_3" text:outline-level="3">Das Spiel</text:h>
        <text:p text:style-name="Text_20_body">Das Spiel besteht aus 30 Kreisen um den Turm, die wiederum in Sektoren eingeteilt sind. So entstehen die einzelnen Spielfelder. Die einzelnen Figuren haben bestimmte Eigenschaften, diese varrieren jenachdem wo sie auf dem Brett stehen.</text:p>
        <text:p text:style-name="Text_20_body">Ziel des Spiels ist es eine Figur bis zum Turm zu bringen und so den Turm zu erobern. Der Turm wiederum kann sich mit seinen Figuren verteidigen und gewinnt das Spiel wenn sein Gegner seine Hauptfigur verloren hat.</text:p>
        <text:p text:style-name="Text_20_body">Das Spiel hat gewisse Ähnlichkeiten mit dem klassischen Schach. Es ist allerdings deutlich komplizierter.</text:p>
        <text:p text:style-name="Text_20_body">Die Unterschiede der Spielarten zwischen dem Angreifer und dem Turm als Verteidiger sind immens, so dass man eigentlich von zwei Spielen in einem sprechen kann.</text:p>
        <text:h text:style-name="Heading_20_3" text:outline-level="3">Qualifikations-Turniere</text:h>
        <text:p text:style-name="Text_20_body">Die Qualifikationsturniere dienen dazu den Spieler zu ermitteln, der im Jahresspiel gegen den Turm antreten kann.</text:p>
        <text:p text:style-name="Text_20_body">Ein Spiel besteht mindestens aus zwei Runden, so dass jeder Spieler einmal als Turn und einmal als Angreifer spielt. Wer mit einer vorgebenen Zahl an Runden gewinnt, der gewinnt das Spiel.</text:p>
        <text:p text:style-name="Text_20_body">In einem Qualifikationsturnier werden maximal drei Runden gespielt.</text:p>
        <text:h text:style-name="Heading_20_3" text:outline-level="3">Das Jahresspiel</text:h>
        <text:p text:style-name="Text_20_body">Einmal im Jahr zu einem festen Termin darf der Gewinner der Qualifikationsturniere gegen den Turm antreten. Zu dieser Zeit öffnet sich der Turm und man kann das Innere betreten, indem sich das Spielbrett befindet.</text:p>
        <text:p text:style-name="Text_20_body">Die Figuren des Turms bewegen sich auf mysteriöuse Weise. Bisher hat der Turm noch jeden Spieler geschlagen.</text:p>
        <text:h text:style-name="Heading_20_3" text:outline-level="3">Was wenn mal einer gewinnt?</text:h>
        <text:p text:style-name="Text_20_body">Nun was dann passiert: das weiß keiner so genau. Vermutungen, Legenden und ähnliches gibt es aber Dutzende und reichen davon, das der Spieler der König der Welt werden wird, bis zu unsagbarer Macht etc.</text:p>
        <text:h text:style-name="Heading_20_2" text:outline-level="2">Die Rechtsprecher</text:h>
        <text:p text:style-name="Text_20_body">In den letzten Jahrzehnten kam es ein paar mal vor, das ein Rechtssprecher auf den Plan trat und einen mächtigen Herrscher zur Rechenschaft zog und behauptete dies im Namen der Kontrolle zu tun.</text:p>
        <text:p text:style-name="Text_20_body">Diese Rechtssprecher wie sie sich nannten waren meist äußerst mächtig, was auch notwendig war, denn die beschuldigten Herrscher waren natürlich nicht bereit sich einem "Dahergelaufenem" einfach zu unterwerfen, nur weil dieser behauptet im Namen der Kontrolle zu handeln.</text:p>
        <text:p text:style-name="Text_20_body">So waren es dies meist sehr blutige Angelegenheiten bis der Herrscher zur Rechenschaft gezogen wurde und der Rechtssprecher wieder verschwand.</text:p>
        <text:p text:style-name="Text_20_body">Das Auftauchen eines Rechssprechers ist an sich ausgesprochen ungewöhnlich, denn so einer wird immer auf massivem Widerstand der betroffenen Person treffen, denn um Trittbrettfahrern den Wind aus den Segeln zu nehmen, muss der Rechtssprecher erstmal beweisen, das er über entsprechende Macht verfügt.</text:p>
        <text:p text:style-name="Text_20_body">Es gibt natürlich manigfaltige Spekulationen darüber, warum die Rechtssprecher auftauchen und ob sie wirklich zur Kontrolle gehören oder ob etwas ganz anderes dahinter steckt. Denn viele sind der Meinung, dass wenn die Kontrolle einen Herrscher beseitigen will, sie diesen einfach "unauffällig" "entsorgt" und sie diesen doch reichlich kuriosen Weg eigentlich nicht notwendig hat.</text:p>
        <text:h text:style-name="Heading_20_2" text:outline-level="2">Bewaffnete Orden</text:h>
        <text:p text:style-name="Text_20_body"/>
        <text:p text:style-name="Text_20_body"/>
        <text:h text:style-name="P5" text:outline-level="1">Reiche und Staaten</text:h>
        <text:p text:style-name="Text_20_body">Die Welt besteht ansonsten aus annäherend 100 kleinen bis sehr großen Nationen, wobei nahezu jede Regierungsform vertreten ist, von der Diktatur bis hin zu demokratisch geprägten Staaten. Am verbreitesten ist aber die Monarchie, wo die Macht in der Hand eines einzelnen liegt. </text:p>
        <text:h text:style-name="Heading_20_1" text:outline-level="1">Die KONTROLLE und das MANIFEST</text:h>
        <text:p text:style-name="Text_20_body">Nun gibt es aber noch einen sehr großen Machtfaktor, vor dem sogar die Gilde zittert und das ist die KONTROLLE</text:p>
        <text:h text:style-name="Heading_20_2" text:outline-level="2">Die KONTROLLE</text:h>
        <text:p text:style-name="Text_20_body"/>
        <text:h text:style-name="Heading_20_3" text:outline-level="3">Ursprung der KONTROLLE</text:h>
        <text:p text:style-name="Text_20_body">Was aber ist die KONTROLLE: nun, das ist eine sehr gute Frage, die niemand schlüssig zu beantworten vermag. Ist die KONTROLLE GOTT? Ist sie eine Naturgewalt? Oder eine geheime Verschwörung mächtiger Nationen um die kleineren Reiche zu unterwerfen? Oder gar ein geheimgehaltener Arm der Gilde? Niemand kann es sagen.</text:p>
        <text:p text:style-name="Text_20_body">Tatsache ist, seit Anbeginn der Geschichtsschreibung gibt es die Kontrolle und niemand zweifelt daran, das die Kontrolle seit Anbeginn der Zeit exisitiert.</text:p>
        <text:h text:style-name="Heading_20_3" text:outline-level="3">Verhaltenskodex, das MANIFEST</text:h>
        <text:p text:style-name="Text_20_body">Aber jeder weiß, das es die KONTROLLE existiert und es einen klaren Verhaltenskodex gibt, der alle Aspekte des täglichen Lebens regelt. Quasi die Verfassung und das Gesetzbuch in einem, der sich alle zu unterwerfen haben. Man spricht dabei auch vom MANIFEST.</text:p>
        <text:p text:style-name="Text_20_body">Ist die KONTROLLE etwa nur ein Buch? Ja und nein. Seit Anbeginn der Geschichtsschreibung gibt es das MANIFEST und im Laufe der Jahrhunderte hat es nur einige wenige Änderungen erfahren. Alle nationalen Gesetze und Verordnungen sind maßgeblich vom MANIFEST gepägt und niemand wagt es offen gegen das MANIFEST zu verstoßen.</text:p>
        <text:h text:style-name="Heading_20_3" text:outline-level="3">Wenn man gegen das MANIFEST verstößt</text:h>
        <text:p text:style-name="Text_20_body">Wenn nun die KONTROLLE nur eine Art von Buch ist, warum sollte man sich daran halten? Nun, diese Frage stellen sich oft Herrscher und Magier gleichermassen. Doch immer, wenn man gegen die KONTROLLE und gegen das MANIFEST verstößt, folgt die Strafe auf dem Fuße. Und die Strafe wird oft auf die sonderbarste Art und Weise durchgeführt, doch immer wissen alle, das die Strafe von der KONTROLLE ausgeht. </text:p>
        <text:p text:style-name="Text_20_body">Ein Herrscher, der unberechtigt Krieg führt, liegt auf einmal mit einer seltsamen Krankheit auf dem Sterbebett, während eine neue Koalition von bisher unbeteiligten Nationen das Schlachtfeld betritt. Und alle wissen mit einer unerschütterlichen Gewissheit, das dies die Strafe der KONTROLLE ist.</text:p>
        <text:p text:style-name="Text_20_body">Doch wichtig ist hierbei zu wissen, dass sich die Kontrolle erst ab einer gewissen Tragweite des Verstoßes sich zu interessieren beginnt. Wenn ein kleiner dahergelaufener Dieb gegen das MANIFEST verstößt interessiert sich die KONTROLLE nicht dafür, eher die lokale Miliz; <text:s/>wenn aber ein Herrscher über die Stränge schlägt, dann kommt die KONTROLLE schon eher wieder ins Spiel.</text:p>
        <text:p text:style-name="Text_20_body">Die Kontrolle hat also ihre Mittel und Wege, aber meist hinter den Kulissen. Aber es kommt aber auch vor, das die KONTROLLE mit etwas mehr Schaueffekte eingreift und auf spektakuläre Art und Weise für alle sichtbar eine Strafaktion ausführt. (Wer dabei unvermittelt an ein übriggebliebenes Paar rauchender Schuhe denkt, hat da vielleicht gar nicht so unrecht...)</text:p>
        <text:p text:style-name="Text_20_body">Aber dennoch weiß niemand, was die KONTROLLE wirklich ist, es gibt keinen menschlichen Botschafter, keine Botschaft oder eine Stelle, bei der man sich über die KONTROLLE beschweren könnte. Aber jeder weiß, die KONTROLLE weiß alles, sieht alles und hört alles. Und niemand kann der KONTROLLE entgehen.</text:p>
        <text:h text:style-name="Heading_20_2" text:outline-level="2">Das MANIFEST</text:h>
        <text:p text:style-name="Text_20_body">Das MANIFEST besteht aus zwei Teilen. Teil 1 behandelt den Menschen und den Umgang untereinander. Teil 2 behandelt den Umgang zwischen den Nationen. </text:p>
        <text:p text:style-name="Text_20_body">Das MANIFEST ist aber mitnichten mit einem ausgewachsenen Gesetzbuch zu vergleichen. In der Tat ist das MANIFEST ausgesprochen dürftig und umfasst lediglich an die 20 Seiten. Weitaus umfangreicher ist die Interpretation des MANIFEST. Im Laufe der Jahrhunderte haben sich ganze Bibliotheken mit den Kommentaren zum MANIFEST gefüllt. Meist wird in diesen Kommentaren versucht zu erklären, warum bestimmte Ereignisse bestimmte Reaktionen seitens der KONTROLLE verursacht haben, und welche Konsequenzen dies für die Zukunft haben könnte.</text:p>
        <text:p text:style-name="Text_20_body">Auch wird durch MANIFEST nicht das Paradies auf Erden versprochen, indem alle Menschen nett und lieb zu einander sein müßen, sondern das MANIFEST lässt durchaus Raum für Mord, Totschlag und Unterdrückung. Das MANIFEST legt aber eindeutig fest, das niemals ein Mensch ohne eigenes Verschulden oder ohne eine gleichwertige Chance zu haben, in eine mißliche Lage gebracht werden darf. Dies bedeutet z.B. das Kinder eines Sklaven nicht automatisch selber Sklaven sind, sondern die gleichen Rechte wie jedes Kind haben. Genauso bedeutet dies aber, das man ein komplettes Dorf versklaven kann, solange die Dorfbewohner eine faire Chance hatten, die Sklaventreiber im Kampf zu besiegen. Und ja, es gibt Gegenden in denen man besser nicht eine neue Siedlung gründen sollte, denn die Nachbarn mögen auf den Gedanken kommen, dass man den lokalen Sklavenhandel ruhig mal etwas Aufschwung verschaffen könnte.</text:p>
        <text:p text:style-name="Text_20_body">So kurious dies klingt, diese Feinheiten haben weitreichende Folgen: z.B. verbietet das MANIFEST eine Schlacht, in der der eine Gegner vollkommen unterlegen ist. Die Schlacht fällt sozusagen aus, wenn der Unterlegene dies anerkennt. Sollte der Überlegene dennoch die Schlacht kämpfen und die unterlegene Armee vernichten wollen, so kann dies zu einer direkten Strafaktion der KONTROLLE führen.</text:p>
        <text:p text:style-name="Text_20_body">Interessant ist auch, das sich das MANIFEST immer auf größere Gruppen bezieht, das Einzelschicksal eines Menschen spielt weder im MANIFEST noch für die KONTROLLE ein Rolle. Es ist also nichts dabei, wenn fünf schwerbewaffnete Räuber einen wehrlosen Wanderer ausrauben und ermorden. Dies dürfte eher die örtliche Miliz interessieren. </text:p>
        <text:p text:style-name="Text_20_body">Das MANIFEST verhindert auch keine Diktaturen oder willkürliche Ausübung von Macht, solange dies nicht dazu führt, das das Volk maßgeblich darunter leidet. Eine Diktatur, die ihre Untertanen in Massen „unterdrückt“ aber nicht vollkommen ausbluten lässt, hat also sehr gute Chancen von der KONTROLLE unbehelligt zu bleiben.</text:p>
        <text:p text:style-name="Text_20_body"/>
        <text:h text:style-name="P10" text:outline-level="1">Unsdorf</text:h>
        <text:p text:style-name="Text_20_body">Unsdorf ist eine sehr alte Siedlung, die auf eine lange Geschichte von annäherend 5.000 Jahren zurückblickt. </text:p>
        <text:p text:style-name="Text_20_body">Unsdort liegt nördlich in den letzten Ausläufern des Conexiogebirges mehr oder minder auf der Grenze der beiden Teilkontinente Ashman und Alemans. Unsdorf ist der Knotenpunkt mehrere Handelsrouten und man kann sagen, dass nahezu der gesamte Handel zwischen den beiden Teilkontinenten durch Unsdorf fließt.</text:p>
        <text:p text:style-name="Text_20_body">Unsdorf hat etwa 2.500 Einwohner und lebt in erster Linie von der Landwirtschaft und von den Karawanen. In der Umgebung von Unsdorf leben sehr viele Bauern, die ausgiebig Landwirtschaft betreiben und immer sehr hohe Produktionsüberschüsse haben, die an die durchziehenden Karavanen verhökert werden.</text:p>
        <text:p text:style-name="Text_20_body">Unsdorf ist eine autarke Gemeinschaft, und wird von einem Ältestenrat regiert. Der Dorfrat Ältestenrat aus den Familienoberhäuptern der fünf ältesten Familien und entscheidet in allen relevanten Dingen. Ansonsten gibt es in Unsdorf eine kleine Miliz, mit etwa 20 festen Milizangehörigen, die in erster Linie für Ruhe und Ordnung sorgen. Unsdorf unterhält keine militärische Garnison, allerdings sind alle wehrfähigen Männer und Frauen angehalten, sich an den jährlichen Wehrübungen zu beteiligen. Es gibt in Unsdorf also die Möglichkeit sich an den niederen Waffen zu üben. Schwert, Kriegshammer und Armbrust sind allerdings in Unsdorf gebannt. Lediglich die Milizangehörigen tragen Kurzschwerter, die sie aber so gut wie nie benötigen.</text:p>
        <text:p text:style-name="Text_20_body">Unsdorf wird zwar als freie Stadt angesehen, dennoch gehört die <text:span text:style-name="T1">Stadt zum Reich Numia, ein Königreich, das von seiner Lordschaft <text:s/></text:span><text:span text:style-name="T2">Roland Lee mit starker Hand regiert wird. Unsdorf hat in seiner Geschichte bereits öfters den Besitzer gewechselt, und sollte seine Lordschaft Roland Lee zuviel Tribut von Unsdorf fordern, so würde Unsdorf schnell einen oder zwei Allierte finden, die Unsdorf bei einer Revolte zur Seite stehen würden, vorrausgesetzt Unsdorf zahlt dann absofort Tribut, der dann aber natürlich deutlich geringer wäre. Nachdem Roland Lee dies bewußt ist, ist Unsdorf die Stadt mit den größten Freiheiten in Numia.</text:span></text:p>
        <text:h text:style-name="Heading_20_2" text:outline-level="2">Wirtschaft</text:h>
        <text:h text:style-name="Heading_20_3" text:outline-level="3">Magie</text:h>
        <text:p text:style-name="Text_20_body">In Unsdorf leben etwa 25 Magier, dies ist weit überdurchschnittlich und liegt in erster Linie daran, das Unsdorf aufgrund der vielen Karawanen ein gutes Plätzchen ist, um Geld zu verdienen.</text:p>
        <text:p text:style-name="Text_20_body">Die meisten Magier sind in Heilmagie (allerdings mehr bezogen auf Tiere als Menschen) bewandert. Und es gibt viele Magier, die sich in Pflanzenmagie auskennen, was mit ein Grund für die herrausragenden Überschüsse der Landwirtschaft Unsdorf ist.</text:p>
        <text:h text:style-name="Heading_20_3" text:outline-level="3">Landwirtschaft</text:h>
        <text:p text:style-name="Text_20_body">Der Hauptwirtschaftszweig ist die Landwirtschaft.</text:p>
        <text:p text:style-name="Text_20_body">Unsdorf erwirtschaftet hohe Überschüsse die an die Karawanen verkauft werden. Unsdorf ist damit ein fester Nachschubort der Karawanen. Sollte es zu einer schlimmen Mißernte kommen, so würde dies dem Handel einen empfindlichen Schlag versetzen.</text:p>
        <text:h text:style-name="Heading_20_3" text:outline-level="3">Eisen und Stahl</text:h>
        <text:p text:style-name="Text_20_body">In der Nähe von Unsdorf gibt es einige Erz- und Kohlevorkommen, so das auch Eisen und Stahl in Unsdorf hergestellt werden. Es gibt auch einen Magier, der sich darauf spezialisiert hat hier besonderen Stahl herzustellen. Der Schmied Dzafo fertigt hin und wieder besonders gute Rüstungen und Waffen aus diesem besonders hochwertigem Stahl. Das meiste allerdings wird exportiert in die größeren Städte. Stahl aus Unsdorf genießt durchaus einen guten Ruf.</text:p>
        <text:h text:style-name="Heading_20_2" text:outline-level="2">Der Ältestenrat</text:h>
        <text:h text:style-name="P11" text:outline-level="3">Ralph Rheinhard "Draco" Grappelli</text:h>
        <text:h text:style-name="P12" text:outline-level="3">Ismet Bajramovic</text:h>
        <text:h text:style-name="P11" text:outline-level="3">Otto Mueller</text:h>
        <text:h text:style-name="P11" text:outline-level="3">Serge Poliakoff </text:h>
        <text:h text:style-name="P11" text:outline-level="3">Mica Popovic</text:h>
        <text:h text:style-name="Heading_20_2" text:outline-level="2">Die fünf Herrscherfamilien</text:h>
        <text:h text:style-name="Heading_20_3" text:outline-level="3">Grappelli</text:h>
        <text:h text:style-name="P13" text:outline-level="3">Bajramovic</text:h>
        <text:h text:style-name="Heading_20_3" text:outline-level="3">Mueller</text:h>
        <text:h text:style-name="Heading_20_3" text:outline-level="3">Poliakoff </text:h>
        <text:h text:style-name="Heading_20_3" text:outline-level="3">Popovic</text:h>
        <text:p text:style-name="Text_20_body"/>
        <text:h text:style-name="Heading_20_2" text:outline-level="2">Wichtige Personen in Unsdorf</text:h>
        <text:h text:style-name="Heading_20_3" text:outline-level="3">Kanyak</text:h>
        <text:p text:style-name="Text_20_body">Kanyak ist der mächtigste Magier in Unsdorf, der in erster Linie seine Magie für das Reparieren von Ausrüstungsgegenständen verwendet. Kanyak kann Waffen, Rüstungen und andere Eisengegenstände weit besser wiederherstellen als ein Schmied. Er ist daher nicht unbedingt der beste Freund von Dzafo, dem Schmied.</text:p>
        <text:p text:style-name="Text_20_body">Kanyak beherrscht zudem Heilmagie und ist ein geschickter Arzt.</text:p>
        <text:p text:style-name="Text_20_body">Kanyak ist zudem der offizielle Vertreter der Gilde und zuständig für alle Belange der Gilde. </text:p>
        <text:h text:style-name="Heading_20_3" text:outline-level="3">Bari Karoly</text:h>
        <text:p text:style-name="Text_20_body">Bari Karoly ist der Chef der Miliz und sorgt in Unsdorf für Frieden und Ordnung. Karoly ist bereits etwas in die Jahre gekommen und wird wohl bald einen Nachfolger finden müssen.</text:p>
        <text:h text:style-name="Heading_20_3" text:outline-level="3">Dusan Jovanovic</text:h>
        <text:p text:style-name="Text_20_body">Der oberste Richter.</text:p>
        <text:h text:style-name="Heading_20_3" text:outline-level="3">Nikola Dzafo</text:h>
        <text:p text:style-name="P14">Dzafo ist der einzige Waffenschmied in Unsdorf und genießt durchaus eine Ruf der über Unsdorf hinausgeht. Dzafo macht oft gute Geschäfte mit den Karawanen die ihm neue Aufträge bringen.</text:p>
        <text:h text:style-name="Heading_20_3" text:outline-level="3">Bruno Morel</text:h>
        <text:p text:style-name="Text_20_body"/>
        <text:h text:style-name="Heading_20_3" text:outline-level="3">José Menese</text:h>
        <text:p text:style-name="Text_20_body"/>
        <text:h text:style-name="Heading_20_3" text:outline-level="3">Camarón de la Isla</text:h>
        <text:p text:style-name="Text_20_body">Camaron ist der offizielle Vertreter der Handelsgilde und verwaltet die Kontore und Lagerhäuser. Streitigkeiten im Handel mit den Karawanen werden meist durch Camarron geschlichtet.</text:p>
        <text:h text:style-name="Heading_20_3" text:outline-level="3">Dimitri Taikon Baltazaar</text:h>
        <text:h text:style-name="P10" text:outline-level="1">Figuren</text:h>
        <text:h text:style-name="P15" text:outline-level="2">Eure Herkunft</text:h>
        <text:p text:style-name="Text_20_body">Eure Figuren stammen alle aus dem Dorf Unsdorf ab.</text:p>
        <text:p text:style-name="Text_20_body">Ihr kennt Euch alle bereits von Geburt an, seid zusammen aufgewachsen und habt entsprechend viel Vertrauen zueinander. Es sollte also keine Gerangelleien geben, wer denn nun was in der Gruppe behalten darf... (ansonsten können wir auch D&amp;D auspacken und eintönige Dungeons ablaufen und die Gegenstände dann per Los verteilen...)</text:p>
        <text:h text:style-name="Heading_20_2" text:outline-level="2">Rahmenbedingungen für Eure Figuren</text:h>
        <text:p text:style-name="Text_20_body">Die Figuren werden entsprechend der Gurpsregeln 4TH-Edition gebaut.</text:p>
        <text:p text:style-name="Text_20_body">Allerdings gibt es ein paar Modifikationen an den Regel, die zu beachten sind.</text:p>
        <text:h text:style-name="Heading_20_3" text:outline-level="3">Basispunkte</text:h>
        <text:p text:style-name="Text_20_body">75 Basispunkte. Mit dieser Punktezahl kann man bereits Figuren bauen, die besser sind als der Durchschnitt (der bei 25-50 Punkten liegt), die aber noch einen weiten Weg vor sich haben, bevor sie als "Held" durchgehen.</text:p>
        <text:h text:style-name="Heading_20_3" text:outline-level="3">Disadvantages und Quirks</text:h>
        <text:p text:style-name="Text_20_body">Maximal 20 Punkte durch Disadvantages und 5 Punkte durch Quirks.</text:p>
        <text:p text:style-name="Text_20_body">Als Disadvantages kommen nur die Disadvantages in Frage, die auch einen echten Regeleffekt haben. Siehe Anhang Harte Disadvantages.</text:p>
        <text:p text:style-name="Text_20_body">Weiche Disadvantages, die gespielt werden müssen, können zusätzlich gewählt werden, bringen aber KEINE Punkte für die Erschaffung der Figur. Siehe Anhang Weiche Disadvantages.</text:p>
        <text:p text:style-name="Text_20_body">Man kann abgeleitete Attibute (also Hitpoints, Speed, WIL, PER) reduzieren und so Punkte für andere Dinge freimachen. Solange der jeweilige Wert nicht unter den Durchschnittswert rutscht, zählt dies nicht gegen das 20 Punkte Limit.</text:p>
        <text:p text:style-name="Text_20_body">Beispiel: Bei IQ 12 kann man WIL auf 10 reduzieren und so 10 Punkte für anderes freimachen.</text:p>
        <text:h text:style-name="Heading_20_3" text:outline-level="3">Advantages</text:h>
        <text:p text:style-name="Text_20_body">Es sind alle normale Advantages erlaubt, sowie Magie.</text:p>
        <text:p text:style-name="Text_20_body">Normale Advantages bedeutet, das alle exoctic und supernatural und als chinematic eingestuften Advantages NICHT erlaubt sind.</text:p>
        <text:p text:style-name="Text_20_body">Kein Status, Wealth, Reputation, Patrons etc. Quasi alles was Gesellschaftlich relevant ist, kann/braucht/muß nicht gekauft werden, sondern kommt umsonst durch die Kampagne. Alle Figuren starten mit Status 0, wer von hoher Geburt sein will, muß aber Status kaufen, auch wenn dies der Spielleiter nicht empfiehlt.</text:p>
        <text:h text:style-name="Heading_20_3" text:outline-level="3">Ausrüstung</text:h>
        <text:p text:style-name="Text_20_body">Ausrüstung kann im Wert von 1.000 gekauft werden. Die Preise entsprechen den Preisen im Buch.</text:p>
        <text:p text:style-name="Text_20_body">Man kann für Characterpoints auch spezielle Ausrüstungsgegenstände erwerben. Man bekommt für jeden Punkt Ausrüstung im Wert von 1.000 (Signature Gear).</text:p>
        <text:p text:style-name="Text_20_body">Es wird im Laufe der Kampagne Möglichkeiten geben, die Figur über das übliche Mass "umzubauen"!</text:p>
        <text:p text:style-name="P16"/>
        <text:h text:style-name="Heading_20_3" text:outline-level="3">Empfehlungen</text:h>
        <text:p text:style-name="Text_20_body">Man sollte etwa 40 bis maximal 60 Punkte für die Attribute aufwenden, sich einen besonderen Advantage aussuchen und den Rest auf einige wenige Skills konzentrieren.</text:p>
        <text:p text:style-name="Text_20_body">Auf diese Art kann man vernünftige Figuren mit Skills im Bereich 11-14 bauen, was bereits professionelle Werte sind (Berufsskills liegen bei 12!).</text:p>
        <text:p text:style-name="Text_20_body">Allerdings muß man sich auf einige wenige Skills konzentrieren, die Eierlegende Wollmilchssau die alles auf einem Profiniveau kann, wird man mit dieser Punktezahl nicht hinbekommen.</text:p>
        <text:p text:style-name="Text_20_body">Man sollte sich daher in der Gruppe absprechen, wer mit seiner Figur welche Bereiche abdecken möchte, damit Redundancen vermieden werden und die Gruppe als gesamtes eine Überlebenschance hat.</text:p>
        <text:h text:style-name="Heading_20_2" text:outline-level="2">Spirituelle Attribute</text:h>
        <text:p text:style-name="Text_20_body">Die folgenden Regeln sind aus "Riddles of Steel" geklaut.</text:p>
        <text:p text:style-name="Text_20_body">Jede Figur hat einige spirituelle Attribute, nämlich </text:p>
        <text:list text:style-name="L2">
          <text:list-item>
            <text:p text:style-name="P17">Glaube / Überzeugung</text:p>
          </text:list-item>
          <text:list-item>
            <text:p text:style-name="P17">Gewissen </text:p>
          </text:list-item>
          <text:list-item>
            <text:p text:style-name="P17">Schicksal / Vorhersehung</text:p>
          </text:list-item>
          <text:list-item>
            <text:p text:style-name="P17">Antrieb / Motivation</text:p>
          </text:list-item>
          <text:list-item>
            <text:p text:style-name="P18">Passion / Liebe</text:p>
          </text:list-item>
        </text:list>
        <text:p text:style-name="Text_20_body">Die einzelnen Attribute müssen für die Figur je nach Gusto definiert werden und sollen im Spiel auch dargestellt werden. Die Attribute sind ziemlich abstrakt, es ist Aufgabe der Spieler die Attribute für ihre Figur zu definieren und sich klar darüber zu werden, wie sich ihre Definition des jeweiligen Attributs im Spiel darstellen lassen.</text:p>
        <text:p text:style-name="Text_20_body">Die Definitionen der Spirituellen Attribute sollen nicht allgemein ausfallen, sondern sollten einen klaren Bezug (beispielsweise eine Person oder eine Gruppe) haben. </text:p>
        <text:h text:style-name="Heading_20_3" text:outline-level="3">Glaube / Überzeugung</text:h>
        <text:p text:style-name="Text_20_body">Dieses Attribut definiert woran die Figur glaubt. Dies kann eine Religion sein, aber auch Atheismus, oder der Glaube an die eigene Freiheit, an ein Regierungssystem etc...</text:p>
        <text:h text:style-name="Heading_20_3" text:outline-level="3">Gewissen</text:h>
        <text:p text:style-name="Text_20_body">Dieses Attribut definiert wie die Figur wo sich zwischen Gut und Böse sieht.</text:p>
        <text:h text:style-name="Heading_20_3" text:outline-level="3">Schicksal / Vorhersehung</text:h>
        <text:p text:style-name="Text_20_body">Dieses Attribut beschreibt etwas, das der Figur irgendwann wieder fahren soll, z.B. aus eigener Kraft der neue König zu werden, oder aber eines Tages durch eine andere Person getötet zu werden. Die Figur weiss um Ihr Schicksal, muss dieses aber nicht akzeptieren, vielleicht ist es ja auch das Schicksal der Figur König werden zu müssen, obwohl sie dieses gar nicht will.</text:p>
        <text:p text:style-name="P19">Beispiel: Schicksal: <text:s/>Wird eines Tages durch einen jungen Kämpfer getötet.</text:p>
        <text:p text:style-name="P20">Dies könnte das Schicksal einer Figur sein, die einen großen Ruf als exzellenter Kämpfer geniesst und die öfters von einem ambitionierten Kämpfer herausgefordet wird, weil diese glauben im Falle des Sieges selber ein solchen Ruf erwerben zu können. </text:p>
        <text:p text:style-name="P20">Weitere Beispiele : Die Ritter von König Arthur , Shakespeare's König McBeath, oder der junge Wessly Crusher aus StarTrek</text:p>
        <text:h text:style-name="Heading_20_3" text:outline-level="3">Antrieb / Motivation</text:h>
        <text:p text:style-name="Text_20_body">Dieses Attibut definiert ein großes Ziel welches die Figur mit Nachdruck verfolgt. </text:p>
        <text:p text:style-name="Text_20_body">Beispiel: </text:p>
        <text:h text:style-name="Heading_20_3" text:outline-level="3">Passion / Liebe</text:h>
        <text:p text:style-name="Text_20_body">Dieses Attribut definiert was oder wenn die Figur besonders in Ihr Herz geschlossen hat. Familie, Freude oder die Prinzession die man gerade aus dem Kerker befreit hat.</text:p>
        <text:h text:style-name="Heading_20_3" text:outline-level="3">Auswirkungen</text:h>
        <text:p text:style-name="Text_20_body">Jedes Attribut hat einen Bonus von +1 bis maximal +3. Wann immer eine Situation entsteht, in der ein passenden Spirituelles Attribut passt, wird der Bonus der passenden Spirituellen Attribute bei den Würfelwürfen berücksichtigt. Eine Figur, die eine Passion von +2 zur Ehefrau hat, bekommt immer dann ein +2 auf alle Würfelwürfe wenn es um das Wohl und Wehe seiner Ehefrau geht.</text:p>
        <text:p text:style-name="Text_20_body">Der Spieler kann den Spielleiter darauf hinweisen, dass ein Sprituelles Attribut in der aktuellen Situation passen könnte, es ist aber allein die Entscheidung des Spielleiters, ob er dies zulässt.</text:p>
        <text:h text:style-name="Heading_20_3" text:outline-level="3">Kosten der Spirituellen Attribute</text:h>
        <text:p text:style-name="Text_20_body">Jedes +1 eines Spirituellen Attributs kostet 5 Punkte. </text:p>
        <text:h text:style-name="P5" text:outline-level="1">Anhang</text:h>
        <text:h text:style-name="Heading_20_2" text:outline-level="2">Harte Disadvantages</text:h>
        <text:p text:style-name="Standard">Die folgenden Disadvantages können für eine Figur gewählt werden und zählen gegen das 20-Punkte Limit.</text:p>
        <text:list text:style-name="L3">
          <text:list-item>
            <text:p text:style-name="P21">Absent-Mindedness</text:p>
          </text:list-item>
          <text:list-item>
            <text:p text:style-name="P21">Addiction </text:p>
          </text:list-item>
          <text:list-item>
            <text:p text:style-name="P21">Alcohol Intolerance </text:p>
          </text:list-item>
          <text:list-item>
            <text:p text:style-name="P21">Alcoholism </text:p>
          </text:list-item>
          <text:list-item>
            <text:p text:style-name="P21">Appearance </text:p>
          </text:list-item>
          <text:list-item>
            <text:p text:style-name="P21">Bad Back </text:p>
          </text:list-item>
          <text:list-item>
            <text:p text:style-name="P21">Bad Grip</text:p>
          </text:list-item>
          <text:list-item>
            <text:p text:style-name="P21">Bad Sight </text:p>
          </text:list-item>
          <text:list-item>
            <text:p text:style-name="P21">Bad Smell </text:p>
          </text:list-item>
          <text:list-item>
            <text:p text:style-name="P21">Blindness </text:p>
          </text:list-item>
          <text:list-item>
            <text:p text:style-name="P21">Cannot Learn </text:p>
          </text:list-item>
          <text:list-item>
            <text:p text:style-name="P21">Cannot Speak </text:p>
          </text:list-item>
          <text:list-item>
            <text:p text:style-name="P21">Chronic Pain </text:p>
          </text:list-item>
          <text:list-item>
            <text:p text:style-name="P21">Chummy</text:p>
          </text:list-item>
          <text:list-item>
            <text:p text:style-name="P21">Clueless </text:p>
          </text:list-item>
          <text:list-item>
            <text:p text:style-name="P21">Colorblindness </text:p>
          </text:list-item>
          <text:list-item>
            <text:p text:style-name="P21">Combat Paralysis </text:p>
          </text:list-item>
          <text:list-item>
            <text:p text:style-name="P21">Deafness </text:p>
          </text:list-item>
          <text:list-item>
            <text:p text:style-name="P21">Dependency </text:p>
          </text:list-item>
          <text:list-item>
            <text:p text:style-name="P21">Disturbing Voice </text:p>
          </text:list-item>
          <text:list-item>
            <text:p text:style-name="P21">Dyslexia </text:p>
          </text:list-item>
          <text:list-item>
            <text:p text:style-name="P21">Easy to Kill </text:p>
          </text:list-item>
          <text:list-item>
            <text:p text:style-name="P21">Easy to Read </text:p>
          </text:list-item>
          <text:list-item>
            <text:p text:style-name="P21">Epilepsy </text:p>
          </text:list-item>
          <text:list-item>
            <text:p text:style-name="P21">Extra Sleep </text:p>
          </text:list-item>
          <text:list-item>
            <text:p text:style-name="P21">Fat </text:p>
          </text:list-item>
          <text:list-item>
            <text:p text:style-name="P21">Fearfulness </text:p>
          </text:list-item>
          <text:list-item>
            <text:p text:style-name="P21">Flashbacks </text:p>
          </text:list-item>
          <text:list-item>
            <text:p text:style-name="P21">Ham-Fisted </text:p>
          </text:list-item>
          <text:list-item>
            <text:p text:style-name="P21">Hard of Hearing </text:p>
          </text:list-item>
          <text:list-item>
            <text:p text:style-name="P21">Hemophilia </text:p>
          </text:list-item>
          <text:list-item>
            <text:p text:style-name="P21">Hidebound </text:p>
          </text:list-item>
          <text:list-item>
            <text:p text:style-name="P21">Hunchback </text:p>
          </text:list-item>
          <text:list-item>
            <text:p text:style-name="P21">Increased Consumption </text:p>
          </text:list-item>
          <text:list-item>
            <text:p text:style-name="P21">Indecisive </text:p>
          </text:list-item>
          <text:list-item>
            <text:p text:style-name="P21">Innumerate </text:p>
          </text:list-item>
          <text:list-item>
            <text:p text:style-name="P21">Insomniac </text:p>
          </text:list-item>
          <text:list-item>
            <text:p text:style-name="P21">Klutz </text:p>
          </text:list-item>
          <text:list-item>
            <text:p text:style-name="P21">Lame </text:p>
          </text:list-item>
          <text:list-item>
            <text:p text:style-name="P21">Light Sleeper </text:p>
          </text:list-item>
          <text:list-item>
            <text:p text:style-name="P21">Low Empathy</text:p>
          </text:list-item>
          <text:list-item>
            <text:p text:style-name="P21">Low Pain Threshold </text:p>
          </text:list-item>
          <text:list-item>
            <text:p text:style-name="P21">Low Self-Image </text:p>
          </text:list-item>
          <text:list-item>
            <text:p text:style-name="P21">Magic Susceptibility</text:p>
          </text:list-item>
          <text:list-item>
            <text:p text:style-name="P21">Missing Digit</text:p>
          </text:list-item>
          <text:list-item>
            <text:p text:style-name="P21">Mute</text:p>
          </text:list-item>
          <text:list-item>
            <text:p text:style-name="P21">Neurological Disorder </text:p>
          </text:list-item>
          <text:list-item>
            <text:p text:style-name="P21">Night Blindness </text:p>
          </text:list-item>
          <text:list-item>
            <text:p text:style-name="P21">Nightmares </text:p>
          </text:list-item>
          <text:list-item>
            <text:p text:style-name="P21">No Depth Perception </text:p>
          </text:list-item>
          <text:list-item>
            <text:p text:style-name="P21">No Sense of Smell/Taste </text:p>
          </text:list-item>
          <text:list-item>
            <text:p text:style-name="P21">Noisy </text:p>
          </text:list-item>
          <text:list-item>
            <text:p text:style-name="P21">Non-Iconographic </text:p>
          </text:list-item>
          <text:list-item>
            <text:p text:style-name="P21">Nosy </text:p>
          </text:list-item>
          <text:list-item>
            <text:p text:style-name="P21">Numb </text:p>
          </text:list-item>
          <text:list-item>
            <text:p text:style-name="P21">Oblivious </text:p>
          </text:list-item>
          <text:list-item>
            <text:p text:style-name="P21">One Arm </text:p>
          </text:list-item>
          <text:list-item>
            <text:p text:style-name="P21">One Eye </text:p>
          </text:list-item>
          <text:list-item>
            <text:p text:style-name="P21">One Hand </text:p>
          </text:list-item>
          <text:list-item>
            <text:p text:style-name="P21">Overweight </text:p>
          </text:list-item>
          <text:list-item>
            <text:p text:style-name="P21">Post-Combat Shakes </text:p>
          </text:list-item>
          <text:list-item>
            <text:p text:style-name="P21">Reputation </text:p>
          </text:list-item>
          <text:list-item>
            <text:p text:style-name="P21">Restricted Vision </text:p>
          </text:list-item>
          <text:list-item>
            <text:p text:style-name="P21">Shyness </text:p>
          </text:list-item>
          <text:list-item>
            <text:p text:style-name="P21">Short Attention Span </text:p>
          </text:list-item>
          <text:list-item>
            <text:p text:style-name="P21">Skinny </text:p>
          </text:list-item>
          <text:list-item>
            <text:p text:style-name="P21">Slow Healing </text:p>
          </text:list-item>
          <text:list-item>
            <text:p text:style-name="P21">Slow Riser </text:p>
          </text:list-item>
          <text:list-item>
            <text:p text:style-name="P21">Social Stigma </text:p>
          </text:list-item>
          <text:list-item>
            <text:p text:style-name="P21">Stuttering </text:p>
          </text:list-item>
          <text:list-item>
            <text:p text:style-name="P21">Susceptible </text:p>
          </text:list-item>
          <text:list-item>
            <text:p text:style-name="P21">Total Klutz </text:p>
          </text:list-item>
          <text:list-item>
            <text:p text:style-name="P21">Unfit </text:p>
          </text:list-item>
          <text:list-item>
            <text:p text:style-name="P21">Unluckiness </text:p>
          </text:list-item>
          <text:list-item>
            <text:p text:style-name="P21">Very Fat </text:p>
          </text:list-item>
          <text:list-item>
            <text:p text:style-name="P22">Very Unfit</text:p>
          </text:list-item>
        </text:list>
        <text:h text:style-name="Heading_20_2" text:outline-level="2">Weiche Disadvantages</text:h>
        <text:p text:style-name="Standard">Von diese Disadvantages kann man soviel wählen wie man möchte (solange, dass in das Konzept der Figur passt und man nicht übertreibt), allerdings bekommt man für diese Nachteile keine Punkte für die Erschaffung der Figur, sondern nur zusätzliche Punkte, wenn man den Disadvantages ausspielt UND dadurch einen zusätzlichen Nachteil hat.</text:p>
        <text:p text:style-name="Standard">Beispiel: Wenn man als zusätzlichen Disadvantage Honesty wählt, so bekommt man dann einen zusätzlichen Erfahrungpunkt, wenn man sich den Behörden ausliefert, obwohl man weiß, dass man für einige Monate in den Kerker kommt.</text:p>
        <text:list text:style-name="L4">
          <text:list-item>
            <text:p text:style-name="P23">Bad Temper </text:p>
          </text:list-item>
          <text:list-item>
            <text:p text:style-name="P23">Berserk </text:p>
          </text:list-item>
          <text:list-item>
            <text:p text:style-name="P23">Bloodlust</text:p>
          </text:list-item>
          <text:list-item>
            <text:p text:style-name="P23">Bully </text:p>
          </text:list-item>
          <text:list-item>
            <text:p text:style-name="P23">Callous </text:p>
          </text:list-item>
          <text:list-item>
            <text:p text:style-name="P23">Charitable </text:p>
          </text:list-item>
          <text:list-item>
            <text:p text:style-name="P23">Chronic Depression </text:p>
          </text:list-item>
          <text:list-item>
            <text:p text:style-name="P23">Code of Honor </text:p>
          </text:list-item>
          <text:list-item>
            <text:p text:style-name="P23">Compulsive Behavior </text:p>
          </text:list-item>
          <text:list-item>
            <text:p text:style-name="P23">Confused </text:p>
          </text:list-item>
          <text:list-item>
            <text:p text:style-name="P23">Cowardice </text:p>
          </text:list-item>
          <text:list-item>
            <text:p text:style-name="P23">Curious </text:p>
          </text:list-item>
          <text:list-item>
            <text:p text:style-name="P23">Delusions </text:p>
          </text:list-item>
          <text:list-item>
            <text:p text:style-name="P23">Disciplines of Faith </text:p>
          </text:list-item>
          <text:list-item>
            <text:p text:style-name="P23">Fanaticism </text:p>
          </text:list-item>
          <text:list-item>
            <text:p text:style-name="P23">Gluttony </text:p>
          </text:list-item>
          <text:list-item>
            <text:p text:style-name="P23">Greed </text:p>
          </text:list-item>
          <text:list-item>
            <text:p text:style-name="P23">Gregarious </text:p>
          </text:list-item>
          <text:list-item>
            <text:p text:style-name="P23">Guilt Complex </text:p>
          </text:list-item>
          <text:list-item>
            <text:p text:style-name="P23">Gullibility </text:p>
          </text:list-item>
          <text:list-item>
            <text:p text:style-name="P23">Honesty </text:p>
          </text:list-item>
          <text:list-item>
            <text:p text:style-name="P23">Impulsiveness </text:p>
          </text:list-item>
          <text:list-item>
            <text:p text:style-name="P23">Intolerance </text:p>
          </text:list-item>
          <text:list-item>
            <text:p text:style-name="P23">Jealousy </text:p>
          </text:list-item>
          <text:list-item>
            <text:p text:style-name="P23">Killjoy </text:p>
          </text:list-item>
          <text:list-item>
            <text:p text:style-name="P23">Kleptomania </text:p>
          </text:list-item>
          <text:list-item>
            <text:p text:style-name="P23">Laziness </text:p>
          </text:list-item>
          <text:list-item>
            <text:p text:style-name="P23">Lecherousness </text:p>
          </text:list-item>
          <text:list-item>
            <text:p text:style-name="P23">Loner </text:p>
          </text:list-item>
          <text:list-item>
            <text:p text:style-name="P23">Manic-Depressive </text:p>
          </text:list-item>
          <text:list-item>
            <text:p text:style-name="P23">Megalomania </text:p>
          </text:list-item>
          <text:list-item>
            <text:p text:style-name="P23">Miserliness </text:p>
          </text:list-item>
          <text:list-item>
            <text:p text:style-name="P23">Obsession </text:p>
          </text:list-item>
          <text:list-item>
            <text:p text:style-name="P23">Odious Personal Habits </text:p>
          </text:list-item>
          <text:list-item>
            <text:p text:style-name="P23">On the Edge </text:p>
          </text:list-item>
          <text:list-item>
            <text:p text:style-name="P23">Overconfidence </text:p>
          </text:list-item>
          <text:list-item>
            <text:p text:style-name="P23">Pacifism </text:p>
          </text:list-item>
          <text:list-item>
            <text:p text:style-name="P23">Phobias </text:p>
          </text:list-item>
          <text:list-item>
            <text:p text:style-name="P23">Sadism </text:p>
          </text:list-item>
          <text:list-item>
            <text:p text:style-name="P23">Selfish </text:p>
          </text:list-item>
          <text:list-item>
            <text:p text:style-name="P23">Selfless </text:p>
          </text:list-item>
          <text:list-item>
            <text:p text:style-name="P23">Sense of Duty </text:p>
          </text:list-item>
          <text:list-item>
            <text:p text:style-name="P23">Stubbornness </text:p>
          </text:list-item>
          <text:list-item>
            <text:p text:style-name="P23">Trademark </text:p>
          </text:list-item>
          <text:list-item>
            <text:p text:style-name="P23">Trickster </text:p>
          </text:list-item>
          <text:list-item>
            <text:p text:style-name="P23">Truthfulness </text:p>
          </text:list-item>
          <text:list-item>
            <text:p text:style-name="P23">Vow </text:p>
          </text:list-item>
          <text:list-item>
            <text:p text:style-name="P23">Workaholic </text:p>
          </text:list-item>
          <text:list-item>
            <text:p text:style-name="P23">Xenophili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Verdana" svg:font-family="Verdana"/>
    <style:font-face style:name="Lucida Sans Unicode" svg:font-family="'Lucida Sans Unicode'" style:font-pitch="variable"/>
    <style:font-face style:name="Tahoma" svg:font-family="Tahoma"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hyphenation-ladder-count="2"/>
      <style:text-properties fo:font-size="9pt"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cm" fo:margin-bottom="0.4cm" fo:keep-together="always" fo:padding="0cm" fo:border-left="none" fo:border-right="none" fo:border-top="none" fo:border-bottom="0.035cm solid #000080" style:shadow="none"/>
      <style:text-properties fo:color="#000080"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3cm" fo:margin-bottom="0cm"/>
      <style:text-properties fo:color="#00008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fo:background-color="transparent" style:shadow="none">
        <style:tab-stops/>
        <style:background-image/>
      </style:paragraph-properties>
      <style:text-properties fo:color="#000080"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top="0cm" fo:margin-bottom="0cm"/>
      <style:text-properties fo:color="#000080" fo:font-size="9pt"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02cm solid #000000" style:shadow="none" text:number-lines="false" text:line-number="0"/>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8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text-properties fo:font-size="7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2.011cm" fo:margin-right="-1.984cm" fo:margin-top="0cm" fo:margin-bottom="0cm" fo:text-align="justify" style:justify-single-word="false" fo:text-indent="0cm" style:auto-text-indent="false" fo:background-color="#000080">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2" style:family="paragraph" style:parent-style-name="Header">
      <style:paragraph-properties fo:margin-left="-0.026cm" fo:margin-right="-1.984cm" fo:margin-top="0cm" fo:margin-bottom="0cm" fo:text-align="justify" style:justify-single-word="false" fo:text-indent="-1.958cm" style:auto-text-indent="false" fo:background-color="#000080">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3" style:family="paragraph" style:parent-style-name="Header">
      <style:paragraph-properties fo:margin-left="-0.026cm" fo:margin-right="-1.984cm" fo:margin-top="0cm" fo:margin-bottom="0cm" fo:text-align="justify" style:justify-single-word="false" fo:text-indent="-1.958cm" style:auto-text-indent="false" fo:background-color="#000080">
        <style:tab-stops>
          <style:tab-stop style:position="9.5cm" style:type="center"/>
          <style:tab-stop style:position="17.33cm" style:type="right"/>
        </style:tab-stops>
        <style:background-image/>
      </style:paragraph-properties>
      <style:text-properties fo:color="#9999cc" fo:font-size="12pt" fo:font-weight="bold" style:font-size-asian="12pt" style:font-weight-asian="bold" style:font-size-complex="12pt" style:font-weight-complex="bold" style:text-scale="105%"/>
    </style:style>
    <style:style style:name="P4" style:family="paragraph" style:parent-style-name="Header">
      <style:paragraph-properties fo:margin-left="-0.026cm" fo:margin-right="-1.984cm" fo:margin-top="0cm" fo:margin-bottom="0cm" fo:text-align="justify" style:justify-single-word="false" fo:text-indent="-1.958cm" style:auto-text-indent="false" fo:background-color="#000080">
        <style:tab-stops>
          <style:tab-stop style:position="9.5cm" style:type="center"/>
          <style:tab-stop style:position="17.33cm" style:type="right"/>
        </style:tab-stops>
        <style:background-image/>
      </style:paragraph-properties>
      <style:text-properties fo:color="#ccccff" fo:font-size="12pt" fo:font-weight="bold" style:font-size-asian="12pt" style:font-weight-asian="bold" style:font-size-complex="12pt" style:font-weight-complex="bold" style:text-scale="105%"/>
    </style:style>
    <style:style style:name="P5"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page-layout style:name="pm1">
      <style:page-layout-properties fo:page-width="21.001cm" fo:page-height="29.7cm" style:num-format="1" style:print-orientation="portrait" fo:margin-top="0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
        <text:p text:style-name="P2"><text:tab/>REVELATION</text:p>
        <text:p text:style-name="P3"><text:tab/>The Rules Engine for Roleplaying</text:p>
        <text:p text:style-name="P4"/>
      </style:header>
      <style:footer>
        <text:p text:style-name="P5"><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2-04T21:40:52</meta:creation-date>
    <dc:date>2006-05-28T11:29:04</dc:date>
    <meta:print-date>2006-04-09T11:21:36</meta:print-date>
    <dc:language>de-DE</dc:language>
    <meta:editing-cycles>44</meta:editing-cycles>
    <meta:editing-duration>PT16H21M44S</meta:editing-duration>
    <meta:user-defined meta:name="Info 1"/>
    <meta:user-defined meta:name="Info 2"/>
    <meta:user-defined meta:name="Info 3"/>
    <meta:user-defined meta:name="Info 4"/>
    <meta:document-statistic meta:table-count="0" meta:image-count="0" meta:object-count="0" meta:page-count="23" meta:paragraph-count="743" meta:word-count="9435" meta:character-count="64165"/>
  </office:meta>
</office:document-meta>
</file>